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Roboto" style:font-name-asian="Roboto" style:font-name-complex="Roboto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style:vertical-align="automatic" fo:wrap-option="wrap" fo:background-color="#FFFFFF"/>
      <style:text-properties style:font-name="Roboto" style:font-name-asian="Roboto" style:font-name-complex="Roboto"/>
    </style:style>
    <style:style style:name="ce1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CFE2F3"/>
    </style:style>
    <style:style style:name="ce17" style:family="table-cell" style:parent-style-name="Default" style:data-style-name="N0">
      <style:table-cell-properties fo:border="thin solid #000000" style:vertical-align="automatic" fo:background-color="#CFE2F3"/>
    </style:style>
    <style:style style:name="ce1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Roboto" style:font-name-asian="Roboto" style:font-name-complex="Roboto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4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FFF"/>
      <style:text-properties fo:color="#0000FF" style:text-underline-style="solid" style:text-underline-type="single"/>
    </style:style>
    <style:style style:name="ce30" style:family="table-cell" style:parent-style-name="Default" style:data-style-name="N0">
      <style:table-cell-properties style:vertical-align="automatic" fo:wrap-option="wrap" fo:background-color="#FFFFFF"/>
    </style:style>
    <style:style style:name="ce31" style:family="table-cell" style:parent-style-name="Default" style:data-style-name="N0">
      <style:table-cell-properties style:vertical-align="automatic" fo:background-color="#FFFFFF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style:vertical-align="top" fo:wrap-option="wrap" fo:background-color="#FFFFFF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style:font-name="Roboto" style:font-name-asian="Roboto" style:font-name-complex="Roboto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CFE2F3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CFE2F3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 fo:background-color="transparent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Roboto" style:font-name-asian="Roboto" style:font-name-complex="Roboto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5.95312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64104166666667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5.45041666666667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6.21770833333333cm"/>
    </style:style>
    <style:style style:name="co14" style:family="table-column">
      <style:table-column-properties fo:break-before="auto" style:column-width="7.35541666666667cm"/>
    </style:style>
    <style:style style:name="co15" style:family="table-column">
      <style:table-column-properties fo:break-before="auto" style:column-width="6.85270833333333cm"/>
    </style:style>
    <style:style style:name="co16" style:family="table-column">
      <style:table-column-properties fo:break-before="auto" style:column-width="5.21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4.868333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3.91583333333333cm"/>
    </style:style>
    <style:style style:name="co22" style:family="table-column">
      <style:table-column-properties fo:break-before="auto" style:column-width="4.55083333333333cm"/>
    </style:style>
    <style:style style:name="co23" style:family="table-column">
      <style:table-column-properties fo:break-before="auto" style:column-width="8.06979166666667cm"/>
    </style:style>
    <style:style style:name="co24" style:family="table-column">
      <style:table-column-properties fo:break-before="auto" style:column-width="7.67291666666667cm"/>
    </style:style>
    <style:style style:name="co25" style:family="table-column">
      <style:table-column-properties fo:break-before="auto" style:column-width="3.51895833333333cm"/>
    </style:style>
    <style:style style:name="co26" style:family="table-column">
      <style:table-column-properties fo:break-before="auto" style:column-width="6.69395833333333cm"/>
    </style:style>
    <style:style style:name="co27" style:family="table-column">
      <style:table-column-properties fo:break-before="auto" style:column-width="6.95854166666667cm"/>
    </style:style>
    <style:style style:name="co28" style:family="table-column">
      <style:table-column-properties fo:break-before="auto" style:column-width="6.32354166666667cm"/>
    </style:style>
    <style:style style:name="co29" style:family="table-column">
      <style:table-column-properties fo:break-before="auto" style:column-width="3.65125cm"/>
    </style:style>
    <style:style style:name="co30" style:family="table-column">
      <style:table-column-properties fo:break-before="auto" style:column-width="4.10104166666667cm"/>
    </style:style>
    <style:style style:name="co31" style:family="table-column">
      <style:table-column-properties fo:break-before="auto" style:column-width="3.30729166666667cm"/>
    </style:style>
    <style:style style:name="co32" style:family="table-column">
      <style:table-column-properties fo:break-before="auto" style:column-width="7.43479166666667cm"/>
    </style:style>
    <style:style style:name="co33" style:family="table-column">
      <style:table-column-properties fo:break-before="auto" style:column-width="7.56708333333333cm"/>
    </style:style>
    <style:style style:name="co34" style:family="table-column">
      <style:table-column-properties fo:break-before="auto" style:column-width="6.985cm"/>
    </style:style>
    <style:style style:name="co35" style:family="table-column">
      <style:table-column-properties fo:break-before="auto" style:column-width="4.365625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3.67770833333333cm"/>
    </style:style>
    <style:style style:name="co38" style:family="table-column">
      <style:table-column-properties fo:break-before="auto" style:column-width="7.17020833333333cm"/>
    </style:style>
    <style:style style:name="co39" style:family="table-column">
      <style:table-column-properties fo:break-before="auto" style:column-width="7.64645833333333cm"/>
    </style:style>
    <style:style style:name="co40" style:family="table-column">
      <style:table-column-properties fo:break-before="auto" style:column-width="3.46604166666667cm"/>
    </style:style>
    <style:style style:name="co41" style:family="table-column">
      <style:table-column-properties fo:break-before="auto" style:column-width="6.00604166666667cm"/>
    </style:style>
    <style:style style:name="co42" style:family="table-column">
      <style:table-column-properties fo:break-before="auto" style:column-width="4.02166666666667cm"/>
    </style:style>
    <style:style style:name="co43" style:family="table-column">
      <style:table-column-properties fo:break-before="auto" style:column-width="8.12270833333333cm"/>
    </style:style>
    <style:style style:name="co44" style:family="table-column">
      <style:table-column-properties fo:break-before="auto" style:column-width="4.8418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6.8pt" style:use-optimal-row-height="false" fo:break-before="auto"/>
    </style:style>
    <style:style style:name="ro4" style:family="table-row">
      <style:table-row-properties style:row-height="40.2pt" style:use-optimal-row-height="false" fo:break-before="auto"/>
    </style:style>
    <style:style style:name="ro5" style:family="table-row">
      <style:table-row-properties style:row-height="82.8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73.2pt" style:use-optimal-row-height="false" fo:break-before="auto"/>
    </style:style>
    <style:style style:name="ro8" style:family="table-row">
      <style:table-row-properties style:row-height="17.4pt" style:use-optimal-row-height="true" fo:break-before="auto"/>
    </style:style>
    <style:style style:name="ro9" style:family="table-row">
      <style:table-row-properties style:row-height="15.6pt" style:use-optimal-row-height="true" fo:break-before="auto"/>
    </style:style>
    <style:style style:name="ro10" style:family="table-row">
      <style:table-row-properties style:row-height="70.8pt" style:use-optimal-row-height="false" fo:break-before="auto"/>
    </style:style>
    <style:style style:name="ro11" style:family="table-row">
      <style:table-row-properties style:row-height="48.6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41.4pt" style:use-optimal-row-height="true" fo:break-before="auto"/>
    </style:style>
    <style:style style:name="ro15" style:family="table-row">
      <style:table-row-properties style:row-height="96.6pt" style:use-optimal-row-height="true" fo:break-before="auto"/>
    </style:style>
    <style:style style:name="ro16" style:family="table-row">
      <style:table-row-properties style:row-height="55.2pt" style:use-optimal-row-height="true" fo:break-before="auto"/>
    </style:style>
    <style:style style:name="ro17" style:family="table-row">
      <style:table-row-properties style:row-height="151.8pt" style:use-optimal-row-height="true" fo:break-before="auto"/>
    </style:style>
    <style:style style:name="ro18" style:family="table-row">
      <style:table-row-properties style:row-height="90pt" style:use-optimal-row-height="false" fo:break-before="auto"/>
    </style:style>
    <style:style style:name="ro19" style:family="table-row">
      <style:table-row-properties style:row-height="87pt" style:use-optimal-row-height="false" fo:break-before="auto"/>
    </style:style>
    <style:style style:name="ro20" style:family="table-row">
      <style:table-row-properties style:row-height="64.5pt" style:use-optimal-row-height="false" fo:break-before="auto"/>
    </style:style>
    <style:style style:name="ro21" style:family="table-row">
      <style:table-row-properties style:row-height="58.8pt" style:use-optimal-row-height="false" fo:break-before="auto"/>
    </style:style>
    <style:style style:name="ro22" style:family="table-row">
      <style:table-row-properties style:row-height="43.8pt" style:use-optimal-row-height="false" fo:break-before="auto"/>
    </style:style>
    <style:style style:name="ro23" style:family="table-row">
      <style:table-row-properties style:row-height="49.2pt" style:use-optimal-row-height="false" fo:break-before="auto"/>
    </style:style>
    <style:style style:name="ro24" style:family="table-row">
      <style:table-row-properties style:row-height="32.25pt" style:use-optimal-row-height="false" fo:break-before="auto"/>
    </style:style>
    <style:style style:name="ro25" style:family="table-row">
      <style:table-row-properties style:row-height="49.8pt" style:use-optimal-row-height="false" fo:break-before="auto"/>
    </style:style>
    <style:style style:name="ro26" style:family="table-row">
      <style:table-row-properties style:row-height="45.6pt" style:use-optimal-row-height="false" fo:break-before="auto"/>
    </style:style>
    <style:style style:name="ro27" style:family="table-row">
      <style:table-row-properties style:row-height="64.2pt" style:use-optimal-row-height="false" fo:break-before="auto"/>
    </style:style>
    <style:style style:name="ro28" style:family="table-row">
      <style:table-row-properties style:row-height="46.2pt" style:use-optimal-row-height="false" fo:break-before="auto"/>
    </style:style>
    <style:style style:name="ro29" style:family="table-row">
      <style:table-row-properties style:row-height="70.5pt" style:use-optimal-row-height="false" fo:break-before="auto"/>
    </style:style>
    <style:style style:name="ro30" style:family="table-row">
      <style:table-row-properties style:row-height="66.75pt" style:use-optimal-row-height="false" fo:break-before="auto"/>
    </style:style>
    <style:style style:name="ro31" style:family="table-row">
      <style:table-row-properties style:row-height="57pt" style:use-optimal-row-height="false" fo:break-before="auto"/>
    </style:style>
    <style:style style:name="ro32" style:family="table-row">
      <style:table-row-properties style:row-height="47.4pt" style:use-optimal-row-height="false" fo:break-before="auto"/>
    </style:style>
    <style:style style:name="ro33" style:family="table-row">
      <style:table-row-properties style:row-height="47.25pt" style:use-optimal-row-height="false" fo:break-before="auto"/>
    </style:style>
    <style:style style:name="ro34" style:family="table-row">
      <style:table-row-properties style:row-height="50.4pt" style:use-optimal-row-height="false" fo:break-before="auto"/>
    </style:style>
    <style:style style:name="ro35" style:family="table-row">
      <style:table-row-properties style:row-height="81pt" style:use-optimal-row-height="false" fo:break-before="auto"/>
    </style:style>
    <style:style style:name="ro36" style:family="table-row">
      <style:table-row-properties style:row-height="54pt" style:use-optimal-row-height="false" fo:break-before="auto"/>
    </style:style>
    <style:style style:name="ro37" style:family="table-row">
      <style:table-row-properties style:row-height="52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ok&quot;;&quot;bug&quot;)">
          <table:help-message/>
          <table:error-message/>
        </table:content-validation>
        <table:content-validation table:name="val2" table:condition="cell-content-is-in-list(&quot;ok&quot;;&quot;bug&quot;)">
          <table:help-message/>
          <table:error-message/>
        </table:content-validation>
        <table:content-validation table:name="val3" table:condition="cell-content-is-in-list(&quot;ok&quot;;&quot;bug&quot;)">
          <table:help-message/>
          <table:error-message/>
        </table:content-validation>
        <table:content-validation table:name="val4" table:condition="cell-content-is-in-list(&quot;ok&quot;;&quot;bug&quot;)">
          <table:help-message/>
          <table:error-message/>
        </table:content-validation>
        <table:content-validation table:name="val5" table:condition="cell-content-is-in-list(&quot;ok&quot;;&quot;bug&quot;)">
          <table:help-message/>
          <table:error-message/>
        </table:content-validation>
        <table:content-validation table:name="val6" table:condition="cell-content-is-in-list(&quot;ok&quot;;&quot;bug&quot;)">
          <table:help-message/>
          <table:error-message/>
        </table:content-validation>
        <table:content-validation table:name="val7" table:condition="cell-content-is-in-list(&quot;ok&quot;;&quot;bug&quot;)">
          <table:help-message/>
          <table:error-message/>
        </table:content-validation>
      </table:content-validations>
      <table:table table:name="Main_page_(главная_страница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2">
          <table:table-cell office:value-type="float" office:value="1" table:number-columns-spanned="1" table:number-rows-spanned="2" table:style-name="ce19">
            <text:p>1</text:p>
          </table:table-cell>
          <table:table-cell office:value-type="string" table:number-columns-spanned="1" table:number-rows-spanned="2" table:style-name="ce21">
            <text:p>App installation (установка приложения)</text:p>
          </table:table-cell>
          <table:table-cell office:value-type="string" table:number-columns-spanned="1" table:number-rows-spanned="2" table:style-name="ce21">
            <text:p>Mobile phone or tablet with OS:</text:p>
            <text:p>- Android</text:p>
            <text:p>- IOS</text:p>
          </table:table-cell>
          <table:table-cell office:value-type="string" table:style-name="ce5">
            <text:p>1. Download the app (скачать приложение)</text:p>
          </table:table-cell>
          <table:table-cell office:value-type="string" table:number-columns-spanned="2" table:number-rows-spanned="1" table:style-name="ce21">
            <text:p>1. The app is downloaded on phone or tablet (приложение загрузилось на телефон или планшет)</text:p>
          </table:table-cell>
          <table:covered-table-cell/>
          <table:table-cell table:number-columns-repeated="2"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table-cell office:value-type="string" table:style-name="ce6">
            <text:p>2. Open the app (открыть приложение)</text:p>
          </table:table-cell>
          <table:table-cell office:value-type="string" table:number-columns-spanned="2" table:number-rows-spanned="1" table:style-name="ce22">
            <text:p>2. The app is opened and worked (приложение открывается и работает)</text:p>
          </table:table-cell>
          <table:covered-table-cell/>
          <table:table-cell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2">
          <table:table-cell office:value-type="float" office:value="2" table:number-columns-spanned="1" table:number-rows-spanned="4" table:style-name="ce19">
            <text:p>2</text:p>
          </table:table-cell>
          <table:table-cell office:value-type="string" table:number-columns-spanned="1" table:number-rows-spanned="4" table:style-name="ce21">
            <text:p>Going on tab bar (переход по таб бару)</text:p>
          </table:table-cell>
          <table:table-cell office:value-type="string" table:number-columns-spanned="1" table:number-rows-spanned="4" table:style-name="ce21">
            <text:p>Open the app (открыть приложение)</text:p>
          </table:table-cell>
          <table:table-cell office:value-type="string" table:style-name="ce5">
            <text:p>1. Click on "Genre" (нажать на "Жанр")</text:p>
          </table:table-cell>
          <table:table-cell office:value-type="string" table:number-columns-spanned="2" table:number-rows-spanned="1" table:style-name="ce21">
            <text:p>1. Open the page with all genres (открывается страница со всеми жанрами)</text:p>
          </table:table-cell>
          <table:covered-table-cell/>
          <table:table-cell table:style-name="ce10"/>
          <table:table-cell table:number-columns-spanned="1" table:number-rows-spanned="4" table:style-name="ce23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2. Click on "Favorites" (нажать на "Избранное")</text:p>
          </table:table-cell>
          <table:table-cell office:value-type="string" table:number-columns-spanned="2" table:number-rows-spanned="1" table:style-name="ce22">
            <text:p>2. Open the page with Favorites (открывается страница "Избранное"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3. Click on "Selections" (нажать на "Подборки")</text:p>
          </table:table-cell>
          <table:table-cell office:value-type="string" table:number-columns-spanned="2" table:number-rows-spanned="1" table:style-name="ce22">
            <text:p>3. Open the page with list of selections by author/reader (открывается список подборок по автору/чтецу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string" table:style-name="ce5">
            <text:p>4. Click on "Settings" (нажать на "Настройки")</text:p>
          </table:table-cell>
          <table:table-cell office:value-type="string" table:number-columns-spanned="2" table:number-rows-spanned="1" table:style-name="ce24">
            <text:p>4. Open the page with list of settings (открывается страница со списком настроек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2">
          <table:table-cell office:value-type="float" office:value="3" table:number-columns-spanned="1" table:number-rows-spanned="2" table:style-name="ce19">
            <text:p>3</text:p>
          </table:table-cell>
          <table:table-cell office:value-type="string" table:number-columns-spanned="1" table:number-rows-spanned="2" table:style-name="ce21">
            <text:p>Work of "Search" with valid values (Работа "Поиска" с валидными значениями)</text:p>
          </table:table-cell>
          <table:table-cell office:value-type="string" table:number-columns-spanned="1" table:number-rows-spanned="2" table:style-name="ce21">
            <text:p>Оpen the app (открыть приложение)</text:p>
            <text:p/>
            <text:p>- Android v.10 Samsung</text:p>
          </table:table-cell>
          <table:table-cell office:value-type="string" table:style-name="ce5">
            <text:p>1. Click on Search (Нажать "Поиск")</text:p>
          </table:table-cell>
          <table:table-cell office:value-type="string" table:number-columns-spanned="2" table:number-rows-spanned="1" table:style-name="ce21">
            <text:p>1. Open the page with search menu (открывается страница с меню поиска)</text:p>
          </table:table-cell>
          <table:covered-table-cell/>
          <table:table-cell table:style-name="ce10"/>
          <table:table-cell table:number-columns-spanned="1" table:number-rows-spanned="2" table:style-name="ce23"/>
          <table:table-cell table:number-columns-repeated="16376"/>
        </table:table-row>
        <table:table-row table:style-name="ro5">
          <table:covered-table-cell/>
          <table:covered-table-cell/>
          <table:covered-table-cell/>
          <table:table-cell office:value-type="string" table:style-name="ce6">
            <text:p>2. Enter valid book's name in search field, f.e. <text:s/>Vinnie The Pooh (ввести валидное название книги в строку поиска, например Винни Пух)</text:p>
          </table:table-cell>
          <table:table-cell office:value-type="string" table:number-columns-spanned="2" table:number-rows-spanned="1" table:style-name="ce22">
            <text:p>2. Appear the books with this name (появляются книги с таким названием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2">
          <table:table-cell office:value-type="float" office:value="4" table:number-columns-spanned="1" table:number-rows-spanned="2" table:style-name="ce19">
            <text:p>4</text:p>
          </table:table-cell>
          <table:table-cell office:value-type="string" table:number-columns-spanned="1" table:number-rows-spanned="2" table:style-name="ce21">
            <text:p>Search (Поиск) with invalid values (3 spaces)</text:p>
            <text:p/>
            <text:p>Negative test-case</text:p>
            <text:p/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Search (Нажать "Поиск")</text:p>
          </table:table-cell>
          <table:table-cell office:value-type="string" table:number-columns-spanned="2" table:number-rows-spanned="1" table:style-name="ce21">
            <text:p>1. Open the page with search menu (открывается страница с меню поиска)</text:p>
          </table:table-cell>
          <table:covered-table-cell/>
          <table:table-cell table:style-name="ce10"/>
          <table:table-cell table:number-columns-spanned="1" table:number-rows-spanned="2" table:style-name="ce23"/>
          <table:table-cell table:number-columns-repeated="16376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2. Enter invalid book's name in search field f.e 3 spaces (ввести невалидные значения в строку поиска, например 3 пробела)</text:p>
          </table:table-cell>
          <table:table-cell office:value-type="string" table:number-columns-spanned="2" table:number-rows-spanned="1" table:style-name="ce22">
            <text:p>2. Error message "There isn't found on this request" (сообщение об ошибке “По данному запросу “Неправильный запрос” ничего не найдено!”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2">
          <table:table-cell office:value-type="float" office:value="5" table:number-columns-spanned="1" table:number-rows-spanned="2" table:style-name="ce19">
            <text:p>5</text:p>
          </table:table-cell>
          <table:table-cell office:value-type="string" table:number-columns-spanned="1" table:number-rows-spanned="2" table:style-name="ce21">
            <text:p>Search (Поиск) with tags</text:p>
            <text:p/>
            <text:p>Negative test-case</text:p>
            <text:p/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Search (Нажать "Поиск")</text:p>
          </table:table-cell>
          <table:table-cell office:value-type="string" table:number-columns-spanned="2" table:number-rows-spanned="1" table:style-name="ce21">
            <text:p>1. Open the page with search menu (открывается страница с меню поиска)</text:p>
          </table:table-cell>
          <table:covered-table-cell/>
          <table:table-cell table:style-name="ce11"/>
          <table:table-cell table:number-columns-spanned="1" table:number-rows-spanned="2" table:style-name="ce23"/>
          <table:table-cell table:number-columns-repeated="16376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2. Enter invalid values f.e. tag &lt;b&gt;&lt;/b&gt; (ввести невалидные значения в строку поиска, например тэг жирного шрифта)</text:p>
          </table:table-cell>
          <table:table-cell office:value-type="string" table:number-columns-spanned="2" table:number-rows-spanned="1" table:style-name="ce22">
            <text:p>2. Error message "There isn't found on this request &lt;b&gt;&lt;/b&gt; " (сообщение об ошибке “По данному запросу “&lt;b&gt;&lt;/b&gt;” ничего не найдено!”)</text:p>
          </table:table-cell>
          <table:covered-table-cell/>
          <table:table-cell table:style-name="ce8"/>
          <table:covered-table-cell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39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39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2" table:number-rows-spanned="2" table:style-name="ce40">
            <text:p>Expected Result</text:p>
          </table:table-cell>
          <table:covered-table-cell/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41"/>
        </table:table-row>
        <table:table-row table:style-name="ro7">
          <table:table-cell office:value-type="float" office:value="6" table:style-name="ce18">
            <text:p>6</text:p>
          </table:table-cell>
          <table:table-cell office:value-type="string" table:style-name="ce4">
            <text:p>UI-testing tab bar "Books"</text:p>
          </table:table-cell>
          <table:table-cell office:value-type="string" table:style-name="ce4">
            <text:p>Оpen the app (открыть приложение)</text:p>
          </table:table-cell>
          <table:table-cell office:value-type="string" table:style-name="ce36">
            <text:p>1. Scroll down and look at blocks (names, order of priority) (прокрутить вниз и посмотреть на блоки (названия, очередность)</text:p>
          </table:table-cell>
          <table:table-cell office:value-type="string" table:number-columns-spanned="2" table:number-rows-spanned="1" table:style-name="ce54">
            <text:p>1. Must be according to paragraph 2 of Requirenements (Должно быть согласно п.2 Требований)</text:p>
          </table:table-cell>
          <table:covered-table-cell/>
          <table:table-cell table:style-name="ce37"/>
          <table:table-cell table:style-name="ce4"/>
          <table:table-cell table:number-columns-repeated="16376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8">
          <table:table-cell table:style-name="ce2"/>
          <table:table-cell office:value-type="string" table:style-name="ce12">
            <text:p>Check-list</text:p>
          </table:table-cell>
          <table:table-cell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6" table:style-name="ce3"/>
          <table:table-cell table:number-columns-repeated="16377" table:style-name="ce1"/>
        </table:table-row>
        <table:table-row table:style-name="ro9">
          <table:table-cell table:style-name="ce2"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style-name="ce3"/>
          <table:table-cell table:number-columns-repeated="16377" table:style-name="ce1"/>
        </table:table-row>
        <table:table-row table:style-name="ro6">
          <table:table-cell table:style-name="ce2"/>
          <table:table-cell office:value-type="string" table:style-name="ce8">
            <text:p>Check Splach-screen for light and dark themes of app (Проверка заставки для светлой и темной темы приложения)</text:p>
          </table:table-cell>
          <table:table-cell office:value-type="string" table:number-columns-spanned="2" table:number-rows-spanned="1" table:style-name="ce26">
            <text:p>Splach-screen for light and dark themes are the same like in mark-ups (Затсавка для светлой и темной темы такие же как на макетах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8">
            <text:p>Location of search (расположение поиска)</text:p>
          </table:table-cell>
          <table:table-cell office:value-type="string" table:number-columns-spanned="2" table:number-rows-spanned="1" table:style-name="ce28">
            <text:p>Search muct be on thу right side of up-bar (Поиск должен быть справа на ап баре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8">
            <text:p>Button "Look all" <text:s/>(Кнопка "Смотреть все")</text:p>
          </table:table-cell>
          <table:table-cell office:value-type="string" table:number-columns-spanned="2" table:number-rows-spanned="1" table:style-name="ce28">
            <text:p>Must be on all blocks on the right and above (Должна быть на всех блоках справа и сверху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 table:style-name="ce1"/>
        </table:table-row>
        <table:table-row table:style-name="ro10">
          <table:table-cell table:style-name="ce2"/>
          <table:table-cell office:value-type="string" table:style-name="ce8">
            <text:p>Tab bar</text:p>
          </table:table-cell>
          <table:table-cell office:value-type="string" table:number-columns-spanned="2" table:number-rows-spanned="1" table:style-name="ce28">
            <text:p>Must be at the bottom and must include "Books, Genres, Favorites, Selections, Settings (должен быть в самом низу и должен включать в себя "Книги, жанры, Избранное, Подборки, Настройки"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style-name="ro11">
          <table:table-cell table:style-name="ce2"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style-name="ro5">
          <table:table-cell table:style-name="ce2"/>
          <table:table-cell office:value-type="string" table:style-name="ce8">
            <text:p>Dumpster in block "Looking" and "Reading" (мусорный контейнер в разделах "Просматриваемые" и "Читаемые"</text:p>
          </table:table-cell>
          <table:table-cell office:value-type="string" table:number-columns-spanned="2" table:number-rows-spanned="1" table:style-name="ce28">
            <text:p>Dumpster must be on the left and above (Мусорный контейнер должен быть слева и вверху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style-name="ro2">
          <table:table-cell table:style-name="ce2"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style-name="ro6">
          <table:table-cell table:style-name="ce2"/>
          <table:table-cell office:value-type="string" table:style-name="ce8">
            <text:p>% in the middle of covers in "Reading books" (Проценты посредине обложки в "Читаемых книгах")</text:p>
          </table:table-cell>
          <table:table-cell office:value-type="string" table:number-columns-spanned="2" table:number-rows-spanned="1" table:style-name="ce28">
            <text:p>In the middle of covers must be percents of reading (по середине обложки должны быть проценты прочитанного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style-name="ro12">
          <table:table-cell table:style-name="ce2"/>
          <table:table-cell office:value-type="string" table:style-name="ce15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1" table:style-name="ce14"/>
          <table:table-cell table:style-name="ce8"/>
          <table:table-cell table:style-name="ce3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3"/>
          <table:table-cell table:number-columns-repeated="16377"/>
        </table:table-row>
        <table:table-row table:style-name="ro1">
          <table:table-cell table:style-name="ce2"/>
          <table:table-cell table:style-name="ce42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77"/>
        </table:table-row>
        <table:table-row table:number-rows-repeated="3" table:style-name="ro1">
          <table:table-cell table:style-name="ce2"/>
          <table:table-cell table:number-columns-repeated="5" table:style-name="ce1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7"/>
        </table:table-row>
        <table:table-row table:number-rows-repeated="933" table:style-name="ro1"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77"/>
        </table:table-row>
        <table:table-row table:number-rows-repeated="1047580" table:style-name="ro13">
          <table:table-cell table:number-columns-repeated="16384"/>
        </table:table-row>
      </table:table>
      <table:table table:name="Login" table:style-name="ta1">
        <table:table-column table:style-name="co9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16377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41"/>
        </table:table-row>
        <table:table-row table:style-name="ro14">
          <table:table-cell office:value-type="float" office:value="7" table:number-columns-spanned="1" table:number-rows-spanned="4" table:style-name="ce43">
            <text:p>7</text:p>
          </table:table-cell>
          <table:table-cell office:value-type="string" table:number-columns-spanned="1" table:number-rows-spanned="4" table:style-name="ce21">
            <text:p>Login with Apple ID (вход с помощью Apple)</text:p>
          </table:table-cell>
          <table:table-cell office:value-type="string" table:number-columns-spanned="1" table:number-rows-spanned="4" table:style-name="ce21">
            <text:p>1. Need Phone or Ipad</text:p>
            <text:p>2. Open the app (открыть приложение)</text:p>
          </table:table-cell>
          <table:table-cell office:value-type="string" table:style-name="ce5">
            <text:p>1. Click on icon Login <text:s/>(нажать на значок входа)</text:p>
          </table:table-cell>
          <table:table-cell office:value-type="string" table:style-name="ce4">
            <text:p>1. Open the page with methods of login (открывается страница с методами входа)</text:p>
          </table:table-cell>
          <table:table-cell table:style-name="ce4"/>
          <table:table-cell office:value-type="string" table:number-columns-spanned="1" table:number-rows-spanned="4" table:style-name="ce21">
            <text:p>Exit from personal account</text:p>
          </table:table-cell>
          <table:table-cell table:number-columns-repeated="16377"/>
        </table:table-row>
        <table:table-row table:style-name="ro15">
          <table:covered-table-cell/>
          <table:covered-table-cell/>
          <table:covered-table-cell/>
          <table:table-cell office:value-type="string" table:style-name="ce6">
            <text:p>2. Change "Login with Apple" (выбрать "Войти с помощью Apple")</text:p>
          </table:table-cell>
          <table:table-cell office:value-type="string" table:style-name="ce7">
            <text:p>2. Open module window "Do you want to enter to app "Audiobooks for every taste with AppleID?" (открывается модульное окно "Хотите войти в приложение "Аудиокниги на любой вкус", используя Apple ID?")</text:p>
          </table:table-cell>
          <table:table-cell table:style-name="ce7"/>
          <table:covered-table-cell/>
          <table:table-cell table:number-columns-repeated="16377"/>
        </table:table-row>
        <table:table-row table:style-name="ro16">
          <table:covered-table-cell/>
          <table:covered-table-cell/>
          <table:covered-table-cell/>
          <table:table-cell office:value-type="string" table:style-name="ce6">
            <text:p>3. Click Next (Нажать Дальше)</text:p>
          </table:table-cell>
          <table:table-cell office:value-type="string" table:style-name="ce7">
            <text:p>3.Open page "Choose 3 your favourite genres" (открывается страница "Выберите 3 любимых жанра")</text:p>
          </table:table-cell>
          <table:table-cell table:style-name="ce7"/>
          <table:covered-table-cell/>
          <table:table-cell table:number-columns-repeated="16377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4. Choose 3 genres and click Next (выбрать 3 жанра и нажать Далее)</text:p>
          </table:table-cell>
          <table:table-cell office:value-type="string" table:style-name="ce6">
            <text:p>4. Open user's profile (Открывается профиль пользователя)</text:p>
          </table:table-cell>
          <table:table-cell table:style-name="ce6"/>
          <table:covered-table-cell/>
          <table:table-cell table:number-columns-repeated="16377"/>
        </table:table-row>
        <table:table-row table:number-rows-repeated="2" table:style-name="ro1"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16377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41"/>
        </table:table-row>
        <table:table-row table:style-name="ro14">
          <table:table-cell office:value-type="float" office:value="8" table:number-columns-spanned="1" table:number-rows-spanned="5" table:style-name="ce43">
            <text:p>8</text:p>
          </table:table-cell>
          <table:table-cell office:value-type="string" table:number-columns-spanned="1" table:number-rows-spanned="5" table:style-name="ce21">
            <text:p>Login with Google account (вход с помощью Google)</text:p>
          </table:table-cell>
          <table:table-cell office:value-type="string" table:number-columns-spanned="1" table:number-rows-spanned="5" table:style-name="ce21">
            <text:p>1. Need any smartphone or tablet with OS: IOS or Android</text:p>
            <text:p>2. Open the app (открыть приложение)</text:p>
          </table:table-cell>
          <table:table-cell office:value-type="string" table:style-name="ce5">
            <text:p>1. Click on icon Login <text:s/>(нажать на значок входа)</text:p>
          </table:table-cell>
          <table:table-cell office:value-type="string" table:style-name="ce4">
            <text:p>1. Open the page with methods of login (открывается страница с методами входа)</text:p>
          </table:table-cell>
          <table:table-cell table:style-name="ce4"/>
          <table:table-cell office:value-type="string" table:number-columns-spanned="1" table:number-rows-spanned="5" table:style-name="ce21">
            <text:p>Exit from personal account</text:p>
          </table:table-cell>
          <table:table-cell table:number-columns-repeated="16377"/>
        </table:table-row>
        <table:table-row table:style-name="ro15">
          <table:covered-table-cell/>
          <table:covered-table-cell/>
          <table:covered-table-cell/>
          <table:table-cell office:value-type="string" table:style-name="ce6">
            <text:p>2. Change "Login with Google" (выбрать "Войти с помощью Google")</text:p>
          </table:table-cell>
          <table:table-cell office:value-type="string" table:style-name="ce45">
            <text:p>2. Open window "App "Audiobooks wants to use google.com for enter"" (открывается окно "Приложение "Аудиокниги" хочет использовать google.com для входа)</text:p>
          </table:table-cell>
          <table:table-cell table:style-name="ce29"/>
          <table:covered-table-cell/>
          <table:table-cell table:number-columns-repeated="16377"/>
        </table:table-row>
        <table:table-row table:style-name="ro16">
          <table:covered-table-cell/>
          <table:covered-table-cell/>
          <table:covered-table-cell/>
          <table:table-cell office:value-type="string" table:style-name="ce6">
            <text:p>3. Click Continue (Нажать Продолжить)</text:p>
          </table:table-cell>
          <table:table-cell office:value-type="string" table:style-name="ce8">
            <text:p>3. Open page "Choose your Google account" (открывается окно "Выберите свой аккаунт Google")</text:p>
          </table:table-cell>
          <table:table-cell table:style-name="ce8"/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office:value-type="string" table:style-name="ce6">
            <text:p>4. Choose your Google account or enter login/password of it (выберите свой аккаунт или введите логин/пароль от него)</text:p>
          </table:table-cell>
          <table:table-cell office:value-type="string" table:style-name="ce7">
            <text:p>4.Open page "Choose 3 your favourite genres" (открывается страница "Выберите 3 любимых жанра")</text:p>
          </table:table-cell>
          <table:table-cell table:style-name="ce7"/>
          <table:covered-table-cell/>
          <table:table-cell table:number-columns-repeated="16377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5. Choose 3 genres and click Continue (выбрать 3 жанра и нажать Продолжить)</text:p>
          </table:table-cell>
          <table:table-cell office:value-type="string" table:style-name="ce6">
            <text:p>5. Open user's profile (Открывается профиль пользователя)</text:p>
          </table:table-cell>
          <table:table-cell table:style-name="ce6"/>
          <table:covered-table-cell/>
          <table:table-cell table:number-columns-repeated="16377"/>
        </table:table-row>
        <table:table-row table:number-rows-repeated="2" table:style-name="ro1"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16377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41"/>
        </table:table-row>
        <table:table-row table:style-name="ro14">
          <table:table-cell office:value-type="float" office:value="9" table:number-columns-spanned="1" table:number-rows-spanned="3" table:style-name="ce43">
            <text:p>9</text:p>
          </table:table-cell>
          <table:table-cell office:value-type="string" table:number-columns-spanned="1" table:number-rows-spanned="3" table:style-name="ce21">
            <text:p>Login with Apple ID (вход с помощью Apple)</text:p>
            <text:p/>
            <text:p/>
            <text:p>Negative case (click "Cancel")</text:p>
          </table:table-cell>
          <table:table-cell office:value-type="string" table:number-columns-spanned="1" table:number-rows-spanned="3" table:style-name="ce21">
            <text:p>1. Need Phone or Ipad</text:p>
            <text:p>2. Open the app (открыть приложение)</text:p>
          </table:table-cell>
          <table:table-cell office:value-type="string" table:style-name="ce5">
            <text:p>1. Click on icon Login <text:s/>(нажать на значок входа)</text:p>
          </table:table-cell>
          <table:table-cell office:value-type="string" table:style-name="ce4">
            <text:p>1. Open the page with methods of login (открывается страница с методами входа)</text:p>
          </table:table-cell>
          <table:table-cell table:style-name="ce4"/>
          <table:table-cell office:value-type="string" table:number-columns-spanned="1" table:number-rows-spanned="3" table:style-name="ce21">
            <text:p>Exit from personal account</text:p>
          </table:table-cell>
          <table:table-cell table:number-columns-repeated="16377"/>
        </table:table-row>
        <table:table-row table:style-name="ro15">
          <table:covered-table-cell/>
          <table:covered-table-cell/>
          <table:covered-table-cell/>
          <table:table-cell office:value-type="string" table:style-name="ce6">
            <text:p>2. Change "Login with Apple" (выбрать "Войти с помощью Apple")</text:p>
          </table:table-cell>
          <table:table-cell office:value-type="string" table:style-name="ce7">
            <text:p>2. Open module window "Do you want to enter to app "Audiobooks for every taste with AppleID?" (открывается модульное окно "Хотите войти в приложение "Аудиокниги на любой вкус", используя Apple ID?")</text:p>
          </table:table-cell>
          <table:table-cell table:style-name="ce7"/>
          <table:covered-table-cell/>
          <table:table-cell table:number-columns-repeated="16377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3. Click Cancel (Нажать Отменить)</text:p>
          </table:table-cell>
          <table:table-cell office:value-type="string" table:style-name="ce7">
            <text:p>3.Module window is closed and don't enter to user's profile(модальное окно закрывается и не происходит вход в профиль пользователя)</text:p>
          </table:table-cell>
          <table:table-cell table:style-name="ce7"/>
          <table:covered-table-cell/>
          <table:table-cell table:number-columns-repeated="16377"/>
        </table:table-row>
        <table:table-row table:number-rows-repeated="2" table:style-name="ro1"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16377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41"/>
        </table:table-row>
        <table:table-row table:style-name="ro14">
          <table:table-cell office:value-type="float" office:value="10" table:number-columns-spanned="1" table:number-rows-spanned="3" table:style-name="ce43">
            <text:p>10</text:p>
          </table:table-cell>
          <table:table-cell office:value-type="string" table:number-columns-spanned="1" table:number-rows-spanned="3" table:style-name="ce21">
            <text:p>Login with Google (вход с помощью Google)</text:p>
            <text:p/>
            <text:p/>
            <text:p>Negative case (click "Cancel")</text:p>
          </table:table-cell>
          <table:table-cell office:value-type="string" table:number-columns-spanned="1" table:number-rows-spanned="3" table:style-name="ce21">
            <text:p>1. Need any smartphone or tablet with OS: IOS or Android</text:p>
            <text:p>2. Open the app (открыть приложение)</text:p>
          </table:table-cell>
          <table:table-cell office:value-type="string" table:style-name="ce5">
            <text:p>1. Click on icon Login <text:s/>(нажать на значок входа)</text:p>
          </table:table-cell>
          <table:table-cell office:value-type="string" table:style-name="ce4">
            <text:p>1. Open the page with methods of login (открывается страница с методами входа)</text:p>
          </table:table-cell>
          <table:table-cell table:style-name="ce4"/>
          <table:table-cell office:value-type="string" table:number-columns-spanned="1" table:number-rows-spanned="3" table:style-name="ce21">
            <text:p>Exit from personal account</text:p>
          </table:table-cell>
          <table:table-cell table:number-columns-repeated="16377"/>
        </table:table-row>
        <table:table-row table:style-name="ro15">
          <table:covered-table-cell/>
          <table:covered-table-cell/>
          <table:covered-table-cell/>
          <table:table-cell office:value-type="string" table:style-name="ce6">
            <text:p>2. Change "Login with Google" (выбрать "Войти с помощью Google")</text:p>
          </table:table-cell>
          <table:table-cell office:value-type="string" table:style-name="ce45">
            <text:p>2. Open window "App "Audiobooks wants to use google.com for enter"" (открывается окно "Приложение "Аудиокниги" хочет использовать google.com для входа)</text:p>
          </table:table-cell>
          <table:table-cell table:style-name="ce29"/>
          <table:covered-table-cell/>
          <table:table-cell table:number-columns-repeated="16377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3. Click Cancel <text:s/>(Нажать Отменить)</text:p>
          </table:table-cell>
          <table:table-cell office:value-type="string" table:style-name="ce8">
            <text:p>3.Module window is closed and don't enter to user's profile(модальное окно закрывается и не происходит вход в профиль пользователя)</text:p>
          </table:table-cell>
          <table:table-cell table:style-name="ce8"/>
          <table:covered-table-cell/>
          <table:table-cell table:number-columns-repeated="16377"/>
        </table:table-row>
        <table:table-row table:number-rows-repeated="3" table:style-name="ro1">
          <table:table-cell table:number-columns-repeated="3" table:style-name="ce45"/>
          <table:table-cell table:number-columns-repeated="2" table:style-name="ce3"/>
          <table:table-cell table:number-columns-repeated="2" table:style-name="ce45"/>
          <table:table-cell table:number-columns-repeated="16377"/>
        </table:table-row>
        <table:table-row table:number-rows-repeated="965" table:style-name="ro1">
          <table:table-cell table:number-columns-repeated="3"/>
          <table:table-cell table:number-columns-repeated="2" table:style-name="ce3"/>
          <table:table-cell table:number-columns-repeated="16379"/>
        </table:table-row>
        <table:table-row table:number-rows-repeated="1047579" table:style-name="ro13">
          <table:table-cell table:number-columns-repeated="16384"/>
        </table:table-row>
      </table:table>
      <table:table table:name="&quot;Reading_books&quot;_" table:style-name="ta1"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15" table:default-cell-style-name="ce45"/>
        <table:table-column table:style-name="co20" table:default-cell-style-name="ce45"/>
        <table:table-column table:style-name="co7" table:default-cell-style-name="ce45"/>
        <table:table-column table:style-name="co21" table:default-cell-style-name="ce1"/>
        <table:table-column table:style-name="co9" table:number-columns-repeated="1017" table:default-cell-style-name="ce1"/>
        <table:table-column table:style-name="co10" table:number-columns-repeated="15360" table:default-cell-style-name="ce1"/>
        <table:table-row table:style-name="ro1">
          <table:table-cell table:style-name="ce49"/>
          <table:table-cell table:number-columns-repeated="5" table:style-name="ce30"/>
          <table:table-cell table:style-name="ce31"/>
          <table:table-cell table:number-columns-repeated="19" table:style-name="ce3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39">
            <text:p>Post Conditions</text:p>
          </table:table-cell>
          <table:table-cell table:number-columns-repeated="16377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41"/>
        </table:table-row>
        <table:table-row table:style-name="ro6">
          <table:table-cell office:value-type="float" office:value="11" table:number-columns-spanned="1" table:number-rows-spanned="5" table:style-name="ce43">
            <text:p>11</text:p>
          </table:table-cell>
          <table:table-cell office:value-type="string" table:number-columns-spanned="1" table:number-rows-spanned="5" table:style-name="ce21">
            <text:p>Priority of books in block "Reading books" with button "Play" on screen (очередность книг в разделе "Читаемые книги" с помощью кнопки "Плей"</text:p>
          </table:table-cell>
          <table:table-cell office:value-type="string" table:number-columns-spanned="1" table:number-rows-spanned="5" table:style-name="ce21">
            <text:p>Оpen the app (открыть приложение)</text:p>
          </table:table-cell>
          <table:table-cell office:value-type="string" table:style-name="ce5">
            <text:p>1. Choose any book , f.e in block "Novelties" and click on it (выбрать любую книгу и нажать на нее, например из раздела "Новинки")</text:p>
          </table:table-cell>
          <table:table-cell office:value-type="string" table:style-name="ce4">
            <text:p>1. Open the page with choosing book (открывается страница с выбранной книгой)</text:p>
          </table:table-cell>
          <table:table-cell table:style-name="ce4"/>
          <table:table-cell table:number-columns-spanned="1" table:number-rows-spanned="5" table:style-name="ce23"/>
          <table:table-cell table:number-columns-repeated="16377" table:style-name="ce1"/>
        </table:table-row>
        <table:table-row table:style-name="ro14">
          <table:covered-table-cell/>
          <table:covered-table-cell/>
          <table:covered-table-cell/>
          <table:table-cell office:value-type="string" table:style-name="ce6">
            <text:p>2. Click player (включить плеер)</text:p>
          </table:table-cell>
          <table:table-cell office:value-type="string" table:style-name="ce7">
            <text:p>2. Start to playback the book (Начинается воспроизведение книги)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style-name="ro16">
          <table:covered-table-cell/>
          <table:covered-table-cell/>
          <table:covered-table-cell/>
          <table:table-cell office:value-type="string" table:style-name="ce6">
            <text:p>3. Click on "Close" (X) and then on arrow "Back" <text:s/>(нажать на закрыть (Х) и затем на стрелку "Назад")</text:p>
          </table:table-cell>
          <table:table-cell office:value-type="string" table:style-name="ce7">
            <text:p>3. Audiobook is appeared in block "Reading books" (аудиокнига появилась в блоке "Читаемые книги")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style-name="ro16">
          <table:covered-table-cell/>
          <table:covered-table-cell/>
          <table:covered-table-cell/>
          <table:table-cell office:value-type="string" table:style-name="ce6">
            <text:p>4. Repeat steps 1-3 and choose another book (повторить шаги 1-3, выбрав другую книгу)</text:p>
          </table:table-cell>
          <table:table-cell office:value-type="string" table:style-name="ce7">
            <text:p>4. Expected result is the same like in 1-3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style-name="ro15">
          <table:covered-table-cell/>
          <table:covered-table-cell/>
          <table:covered-table-cell/>
          <table:table-cell office:value-type="string" table:style-name="ce6">
            <text:p>5. Look at the priority of books in block "Reading books" (посмотреть на очередность вниг в блоке "Читаемые книги"</text:p>
          </table:table-cell>
          <table:table-cell office:value-type="string" table:style-name="ce7">
            <text:p>5. The first book in block "Reading books" must be <text:s/>the last one that have been listened (первая книга в блоке "Читаемые книги" должна быть последней, которая была прослушана)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style-name="ro1">
          <table:table-cell table:style-name="ce50"/>
          <table:table-cell table:number-columns-repeated="2" table:style-name="ce33"/>
          <table:table-cell table:style-name="ce11"/>
          <table:table-cell table:style-name="ce34"/>
          <table:table-cell table:style-name="ce3"/>
          <table:table-cell table:style-name="ce33"/>
          <table:table-cell table:number-columns-repeated="16377" table:style-name="ce1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6">
          <table:table-cell office:value-type="float" office:value="12" table:number-columns-spanned="1" table:number-rows-spanned="3" table:style-name="ce51">
            <text:p>12</text:p>
          </table:table-cell>
          <table:table-cell office:value-type="string" table:number-columns-spanned="1" table:number-rows-spanned="3" table:style-name="ce21">
            <text:p>Priority of books in block "Reading books" with button "Listen" <text:s/>(очередность книг в разделе "Читаемые книги" с помощью кнопки "Слушать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hoose any book click on it , f.e in block "Novelties" (выбрать любую книгу и нажать на нее например из раздела "Новинки")</text:p>
          </table:table-cell>
          <table:table-cell office:value-type="string" table:style-name="ce4">
            <text:p>1. Open the page with choosing book (открывается страница с выбранной книгой)</text:p>
          </table:table-cell>
          <table:table-cell table:style-name="ce4"/>
          <table:table-cell table:number-columns-spanned="1" table:number-rows-spanned="3" table:style-name="ce23"/>
          <table:table-cell table:number-columns-repeated="16377" table:style-name="ce1"/>
        </table:table-row>
        <table:table-row table:style-name="ro14">
          <table:covered-table-cell/>
          <table:covered-table-cell/>
          <table:covered-table-cell/>
          <table:table-cell office:value-type="string" table:style-name="ce6">
            <text:p>2. Click on button "Listen" (нажать на кнопку "Слушать")</text:p>
          </table:table-cell>
          <table:table-cell office:value-type="string" table:style-name="ce7">
            <text:p>2. Start to playback the book (Начинается воспроизведение книги)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6">
            <text:p>3. Click on "Close" (X) and then on arrow "Back" <text:s/>(нажать на закрыть (Х) и затем на стрелку "Назад")</text:p>
          </table:table-cell>
          <table:table-cell office:value-type="string" table:style-name="ce7">
            <text:p>3. Audiobook is appeared in block "Reading books" and it is the first one (аудиокнига появилась в блоке "Читаемые книги" и она первая)</text:p>
          </table:table-cell>
          <table:table-cell table:style-name="ce7"/>
          <table:covered-table-cell/>
          <table:table-cell table:number-columns-repeated="16377" table:style-name="ce1"/>
        </table:table-row>
        <table:table-row table:number-rows-repeated="3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7">
          <table:table-cell office:value-type="float" office:value="13" table:number-columns-spanned="1" table:number-rows-spanned="2" table:style-name="ce51">
            <text:p>13</text:p>
          </table:table-cell>
          <table:table-cell office:value-type="string" table:number-columns-spanned="1" table:number-rows-spanned="2" table:style-name="ce21">
            <text:p>Delete the book in block "Reading books" (удаление книги из раздела "Читаемые книги"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hoose any book in block "Reading books" , f.e. last one and click on "Delete"(выбрать любую книгу из раздела "Читаемые книги", например последнюю и нажать на "Удалить")</text:p>
          </table:table-cell>
          <table:table-cell office:value-type="string" table:style-name="ce4">
            <text:p>1. Open pop-up "Delete a book" with message "Are you sure you want to delete book {Book's name} from "Reading?"</text:p>
            <text:p>(открывается поп-ап "Удаление книги" с сообщением "Вы уверены, что хотите удалить книгу {Название книги} из читаемого?)</text:p>
          </table:table-cell>
          <table:table-cell table:style-name="ce7"/>
          <table:table-cell table:number-columns-spanned="1" table:number-rows-spanned="2" table:style-name="ce23"/>
          <table:table-cell table:number-columns-repeated="16377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2. Click "Yes" (нажать на кнопку "Да")</text:p>
          </table:table-cell>
          <table:table-cell office:value-type="string" table:style-name="ce7">
            <text:p>2. The book is deleted (книга удалена)</text:p>
          </table:table-cell>
          <table:table-cell table:style-name="ce8"/>
          <table:covered-table-cell/>
          <table:table-cell table:number-columns-repeated="16377"/>
        </table:table-row>
        <table:table-row table:number-rows-repeated="3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7">
          <table:table-cell office:value-type="float" office:value="14" table:number-columns-spanned="1" table:number-rows-spanned="2" table:style-name="ce43">
            <text:p>14</text:p>
          </table:table-cell>
          <table:table-cell office:value-type="string" table:number-columns-spanned="1" table:number-rows-spanned="2" table:style-name="ce21">
            <text:p>Delete the book in block "Reading books" (удаление книги из раздела "Читаемые книги")</text:p>
            <text:p/>
            <text:p/>
            <text:p>Negative test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hoose any book in block "Reading books" , f.e. last one and click on "Delete"(выбрать любую книгу из раздела "Читаемые книги", например последнюю и нажать на "Удалить")</text:p>
          </table:table-cell>
          <table:table-cell office:value-type="string" table:style-name="ce4">
            <text:p>1. Open pop-up "Delete a book" with message "Are you sure you want to delete book {Book's name} from "Reading?"</text:p>
            <text:p>(открывается поп-ап "Удаление книги" с сообщением "Вы уверены, что хотите удалить книгу {Название книги} из читаемого?)</text:p>
          </table:table-cell>
          <table:table-cell table:style-name="ce10"/>
          <table:table-cell table:number-columns-spanned="1" table:number-rows-spanned="2" table:style-name="ce23"/>
          <table:table-cell table:number-columns-repeated="16377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2. Click "Cancel" (нажать на кнопку "Отмена")</text:p>
          </table:table-cell>
          <table:table-cell office:value-type="string" table:style-name="ce7">
            <text:p>2. The book is stayed (книга осталась)</text:p>
          </table:table-cell>
          <table:table-cell table:style-name="ce8"/>
          <table:covered-table-cell/>
          <table:table-cell table:number-columns-repeated="16377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6">
          <table:table-cell office:value-type="float" office:value="15" table:number-columns-spanned="1" table:number-rows-spanned="3" table:style-name="ce43">
            <text:p>15</text:p>
          </table:table-cell>
          <table:table-cell office:value-type="string" table:number-columns-spanned="1" table:number-rows-spanned="3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Сlick on button "Looking all" in block "Reading books" <text:s/>(Нажать на "смотреть все" в разделе "Читаемые книги")</text:p>
          </table:table-cell>
          <table:table-cell office:value-type="string" table:style-name="ce4">
            <text:p>1. Open page "Reading books" (открывается страница "Читаемые книги")</text:p>
          </table:table-cell>
          <table:table-cell table:number-columns-repeated="2" table:style-name="ce4"/>
          <table:table-cell table:number-columns-repeated="16377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heart" on any book's cover <text:s/>(нажать на "сердце" на любой обложке книги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23"/>
          <table:table-cell table:number-columns-repeated="16377"/>
        </table:table-row>
        <table:table-row table:style-name="ro18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table-cell table:style-name="ce7"/>
          <table:covered-table-cell/>
          <table:table-cell table:number-columns-repeated="16377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6">
          <table:table-cell office:value-type="float" office:value="16" table:number-columns-spanned="1" table:number-rows-spanned="3" table:style-name="ce43">
            <text:p>16</text:p>
          </table:table-cell>
          <table:table-cell office:value-type="string" table:number-columns-spanned="1" table:number-rows-spanned="3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Сlick on button "Looking all" in block "Reading books" <text:s/>(Нажать на "смотреть все" в разделе "Читаемые книги")</text:p>
          </table:table-cell>
          <table:table-cell office:value-type="string" table:style-name="ce4">
            <text:p>1. Open page "Reading books" (открывается страница "Читаемые книги")</text:p>
          </table:table-cell>
          <table:table-cell table:number-columns-repeated="2" table:style-name="ce4"/>
          <table:table-cell table:number-columns-repeated="16377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red heart" on any book's cover (нажать на "красное сердце" на любой обложке книги)</text:p>
          </table:table-cell>
          <table:table-cell office:value-type="string" table:style-name="ce4">
            <text:p>2. "Heart" comes grey from red ("Сердце" стало серым)</text:p>
          </table:table-cell>
          <table:table-cell table:style-name="ce4"/>
          <table:table-cell table:number-columns-spanned="1" table:number-rows-spanned="2" table:style-name="ce23"/>
          <table:table-cell table:number-columns-repeated="16377"/>
        </table:table-row>
        <table:table-row table:style-name="ro19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table-cell table:style-name="ce7"/>
          <table:covered-table-cell/>
          <table:table-cell table:number-columns-repeated="16377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8">
            <text:p>No</text:p>
          </table:table-cell>
          <table:table-cell office:value-type="string" table:number-columns-spanned="1" table:number-rows-spanned="2" table:style-name="ce16">
            <text:p>Summary (Description)</text:p>
          </table:table-cell>
          <table:table-cell office:value-type="string" table:number-columns-spanned="1" table:number-rows-spanned="2" table:style-name="ce16">
            <text:p>Pre-Conditions</text:p>
          </table:table-cell>
          <table:table-cell office:value-type="string" table:number-columns-spanned="1" table:number-rows-spanned="2" table:style-name="ce16">
            <text:p>Action</text:p>
          </table:table-cell>
          <table:table-cell office:value-type="string" table:number-columns-spanned="1" table:number-rows-spanned="2" table:style-name="ce16">
            <text:p>Expected Result</text:p>
          </table:table-cell>
          <table:table-cell office:value-type="string" table:number-columns-spanned="1" table:number-rows-spanned="2" table:style-name="ce16">
            <text:p>Test Result</text:p>
          </table:table-cell>
          <table:table-cell office:value-type="string" table:number-columns-spanned="1" table:number-rows-spanned="2" table:style-name="ce17">
            <text:p>Post Condition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6">
          <table:table-cell office:value-type="float" office:value="17" table:number-columns-spanned="1" table:number-rows-spanned="2" table:style-name="ce43">
            <text:p>17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Reading books" (нажать на "сердце" на любой обложке книги в блоке "Читаемые книги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23"/>
          <table:table-cell table:number-columns-repeated="16377"/>
        </table:table-row>
        <table:table-row table:style-name="ro20">
          <table:covered-table-cell/>
          <table:covered-table-cell/>
          <table:covered-table-cell/>
          <table:table-cell office:value-type="string" table:style-name="ce6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table:style-name="ce7"/>
          <table:covered-table-cell/>
          <table:table-cell table:number-columns-repeated="16377"/>
        </table:table-row>
        <table:table-row table:number-rows-repeated="4" table:style-name="ro13">
          <table:table-cell table:number-columns-repeated="16384"/>
        </table:table-row>
        <table:table-row table:style-name="ro8">
          <table:table-cell table:style-name="ce45"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table:style-name="ce45"/>
          <table:table-cell table:number-columns-repeated="5" table:style-name="ce3"/>
          <table:table-cell table:number-columns-repeated="16378" table:style-name="ce1"/>
        </table:table-row>
        <table:table-row table:style-name="ro9">
          <table:table-cell table:style-name="ce45"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16378" table:style-name="ce1"/>
        </table:table-row>
        <table:table-row table:style-name="ro21">
          <table:table-cell table:style-name="ce45"/>
          <table:table-cell office:value-type="string" table:style-name="ce8">
            <text:p>Display of books (отображение книг)</text:p>
          </table:table-cell>
          <table:table-cell office:value-type="string" table:number-columns-spanned="2" table:number-rows-spanned="1" table:style-name="ce26">
            <text:p>First book in "Reading books" must be the latest one which be listened (первая книга в "Читаемые книги" должна быть последней прослушанной книгой)</text:p>
          </table:table-cell>
          <table:covered-table-cell/>
          <table:table-cell table:content-validation-name="val2" table:style-name="ce14"/>
          <table:table-cell table:style-name="ce8"/>
          <table:table-cell table:number-columns-repeated="16378" table:style-name="ce1"/>
        </table:table-row>
        <table:table-row table:style-name="ro22">
          <table:table-cell table:style-name="ce45"/>
          <table:table-cell office:value-type="string" table:style-name="ce8">
            <text:p>Tab bar</text:p>
          </table:table-cell>
          <table:table-cell office:value-type="string" table:number-columns-spanned="2" table:number-rows-spanned="1" table:style-name="ce28">
            <text:p>Tab bar mustn't be when entering "Reading books" (таб бара не должно быть при входе в категорию "Читаемые книги")</text:p>
          </table:table-cell>
          <table:covered-table-cell/>
          <table:table-cell table:content-validation-name="val2" table:style-name="ce14"/>
          <table:table-cell table:style-name="ce8"/>
          <table:table-cell table:number-columns-repeated="16378" table:style-name="ce1"/>
        </table:table-row>
        <table:table-row table:style-name="ro21">
          <table:table-cell table:style-name="ce45"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2" table:style-name="ce14"/>
          <table:table-cell table:style-name="ce8"/>
          <table:table-cell table:number-columns-repeated="16378" table:style-name="ce1"/>
        </table:table-row>
        <table:table-row table:style-name="ro14">
          <table:table-cell table:style-name="ce45"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2" table:style-name="ce14"/>
          <table:table-cell table:style-name="ce8"/>
          <table:table-cell table:number-columns-repeated="16378" table:style-name="ce1"/>
        </table:table-row>
        <table:table-row table:style-name="ro23">
          <table:table-cell table:style-name="ce45"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2" table:style-name="ce14"/>
          <table:table-cell table:style-name="ce8"/>
          <table:table-cell table:number-columns-repeated="16378" table:style-name="ce1"/>
        </table:table-row>
        <table:table-row table:number-rows-repeated="1048514" table:style-name="ro13">
          <table:table-cell table:number-columns-repeated="16384"/>
        </table:table-row>
      </table:table>
      <table:table table:name="&quot;Books_series&quot;" table:style-name="ta1">
        <table:table-column table:style-name="co22" table:number-columns-repeated="3" table:default-cell-style-name="ce45"/>
        <table:table-column table:style-name="co23" table:default-cell-style-name="ce45"/>
        <table:table-column table:style-name="co24" table:default-cell-style-name="ce45"/>
        <table:table-column table:style-name="co22" table:number-columns-repeated="2" table:default-cell-style-name="ce45"/>
        <table:table-column table:style-name="co9" table:default-cell-style-name="ce45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18" table:number-columns-spanned="1" table:number-rows-spanned="2" table:style-name="ce43">
            <text:p>18</text:p>
          </table:table-cell>
          <table:table-cell office:value-type="string" table:number-columns-spanned="1" table:number-rows-spanned="2" table:style-name="ce21">
            <text:p>Open all parts of franсhise when clicking the cover ща book(открытие всех частей франшизы при нажатии на обложку книги)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">
            <text:p>1. Click on cover of one of 3 books in block "Book's series" (нажать на обложку одной из трех книг в блоке "Серии книг")</text:p>
          </table:table-cell>
          <table:table-cell office:value-type="string" table:style-name="ce4">
            <text:p>1. Open page with all parts of this book's franchise (открывается страница со всеми частями франшизы этой книги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4">
          <table:covered-table-cell/>
          <table:covered-table-cell/>
          <table:covered-table-cell/>
          <table:table-cell table:style-name="ce6"/>
          <table:table-cell table:style-name="ce7"/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19" table:number-columns-spanned="1" table:number-rows-spanned="2" table:style-name="ce43">
            <text:p>19</text:p>
          </table:table-cell>
          <table:table-cell office:value-type="string" table:number-columns-spanned="1" table:number-rows-spanned="2" table:style-name="ce21">
            <text:p>Tab bar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">
            <text:p>1. Click on "Looking all" in block "Book's series" (Открыть "Смотреть все" в разделе "Серии книг")</text:p>
          </table:table-cell>
          <table:table-cell office:value-type="string" table:style-name="ce4">
            <text:p>1. Open page "Book's series" <text:s/>(открывается страница "Серии книг"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5">
          <table:covered-table-cell/>
          <table:covered-table-cell/>
          <table:covered-table-cell/>
          <table:table-cell office:value-type="string" table:style-name="ce6">
            <text:p>2. Look at tab bar (Посмотреть на таб бар)</text:p>
          </table:table-cell>
          <table:table-cell office:value-type="string" table:style-name="ce7">
            <text:p>2. There is no tab bar on page (таб бара не должно быть на странице)</text:p>
          </table:table-cell>
          <table:table-cell table:style-name="ce4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0" table:number-columns-spanned="1" table:number-rows-spanned="4" table:style-name="ce43">
            <text:p>20</text:p>
          </table:table-cell>
          <table:table-cell office:value-type="string" table:number-columns-spanned="1" table:number-rows-spanned="4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4" table:style-name="ce21">
            <text:p>Оpen the app (открыть приложение)</text:p>
          </table:table-cell>
          <table:table-cell office:value-type="string" table:style-name="ce5">
            <text:p>1. Click on "Looking all" in block "Book's series" (Открыть "Смотреть все" в разделе "Серии книг")</text:p>
          </table:table-cell>
          <table:table-cell office:value-type="string" table:style-name="ce4">
            <text:p>1. Open page "Book's series" <text:s/>(открывается страница "Серии книг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Click on one of the book's series (Нажать на одну из серии книг)</text:p>
          </table:table-cell>
          <table:table-cell office:value-type="string" table:style-name="ce4">
            <text:p>2. Open page with all franchise of this serie (открывается страница с франшизой этой серии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"heart" on any book's cover <text:s/>(нажать на "сердце" на любой обложке книги)</text:p>
          </table:table-cell>
          <table:table-cell office:value-type="string" table:style-name="ce4">
            <text:p>3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4. Click on tab bar "Favorites" (перейти в раздел "Избранное")</text:p>
          </table:table-cell>
          <table:table-cell office:value-type="string" table:style-name="ce7">
            <text:p>4. The book appears in page "Favorites" (книга появилась на странице "Избранное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1" table:number-columns-spanned="1" table:number-rows-spanned="4" table:style-name="ce43">
            <text:p>21</text:p>
          </table:table-cell>
          <table:table-cell office:value-type="string" table:number-columns-spanned="1" table:number-rows-spanned="4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4" table:style-name="ce21">
            <text:p>Оpen the app (открыть приложение)</text:p>
          </table:table-cell>
          <table:table-cell office:value-type="string" table:style-name="ce5">
            <text:p>1. Click on "Looking all" in block "Book's series" (Открыть "Смотреть все" в разделе "Серии книг")</text:p>
          </table:table-cell>
          <table:table-cell office:value-type="string" table:style-name="ce4">
            <text:p>1. Open page "Book's series" <text:s/>(открывается страница "Серии книг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Click on one of the book's series (Нажать на одну из серии книг)</text:p>
          </table:table-cell>
          <table:table-cell office:value-type="string" table:style-name="ce4">
            <text:p>2. Open page with all franchise of this serie (открывается страница с франшизой этой серии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"red heart" on any book's cover (нажать на "красное сердце" на любой обложке книги)</text:p>
          </table:table-cell>
          <table:table-cell office:value-type="string" table:style-name="ce4">
            <text:p>3. "Heart" comes grey from red ("Сердце" стало серым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4. Click on tab bar "Favorites" (перейти в раздел "Избранное")</text:p>
          </table:table-cell>
          <table:table-cell office:value-type="string" table:style-name="ce7">
            <text:p>4. The book disappears in page "Favorites" (Книга исчезла из "Избранного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6">
          <table:table-cell office:value-type="float" office:value="22" table:number-columns-spanned="1" table:number-rows-spanned="2" table:style-name="ce43">
            <text:p>22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Book's series" (нажать на "сердце" на любой обложке книги в блоке "Серии книг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6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3" table:style-name="ro13">
          <table:table-cell table:number-columns-repeated="16384"/>
        </table:table-row>
        <table:table-row table:style-name="ro8">
          <table:table-cell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16378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9">
          <table:table-cell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16378"/>
        </table:table-row>
        <table:table-row table:style-name="ro14">
          <table:table-cell/>
          <table:table-cell office:value-type="string" table:style-name="ce8">
            <text:p>Display of books (отображение книг)</text:p>
          </table:table-cell>
          <table:table-cell office:value-type="string" table:number-columns-spanned="2" table:number-rows-spanned="1" table:style-name="ce26">
            <text:p>Books in "Book's series" must be alphabet order (книги в "Серии книг" должны быть в алфавитном порядке)</text:p>
          </table:table-cell>
          <table:covered-table-cell/>
          <table:table-cell table:content-validation-name="val3" table:style-name="ce14"/>
          <table:table-cell table:style-name="ce8"/>
          <table:table-cell table:number-columns-repeated="16378"/>
        </table:table-row>
        <table:table-row table:style-name="ro2">
          <table:table-cell/>
          <table:table-cell office:value-type="string" table:style-name="ce4">
            <text:p>Button "Back" (кнопка "назад")</text:p>
          </table:table-cell>
          <table:table-cell office:value-type="string" table:number-columns-spanned="2" table:number-rows-spanned="1" table:style-name="ce28">
            <text:p>Must be to the left from category's name (должна быть слева от названия категории)</text:p>
          </table:table-cell>
          <table:covered-table-cell/>
          <table:table-cell table:content-validation-name="val3" table:style-name="ce14"/>
          <table:table-cell table:style-name="ce8"/>
          <table:table-cell table:number-columns-repeated="16378"/>
        </table:table-row>
        <table:table-row table:style-name="ro14">
          <table:table-cell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3" table:style-name="ce14"/>
          <table:table-cell table:style-name="ce8"/>
          <table:table-cell table:number-columns-repeated="16378"/>
        </table:table-row>
        <table:table-row table:style-name="ro14">
          <table:table-cell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3" table:style-name="ce14"/>
          <table:table-cell table:style-name="ce8"/>
          <table:table-cell table:number-columns-repeated="16378"/>
        </table:table-row>
        <table:table-row table:style-name="ro2">
          <table:table-cell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3" table:style-name="ce14"/>
          <table:table-cell table:style-name="ce8"/>
          <table:table-cell table:number-columns-repeated="16378"/>
        </table:table-row>
        <table:table-row table:number-rows-repeated="1048533" table:style-name="ro13">
          <table:table-cell table:number-columns-repeated="16384"/>
        </table:table-row>
      </table:table>
      <table:table table:name="&quot;TOP-100&quot;" table:style-name="ta1">
        <table:table-column table:style-name="co9" table:default-cell-style-name="ce45"/>
        <table:table-column table:style-name="co22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9" table:default-cell-style-name="ce45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3" table:number-columns-spanned="1" table:number-rows-spanned="2" table:style-name="ce43">
            <text:p>23</text:p>
          </table:table-cell>
          <table:table-cell office:value-type="string" table:number-columns-spanned="1" table:number-rows-spanned="2" table:style-name="ce21">
            <text:p>Tab bar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">
            <text:p>1. Click on "Looking all" in block "TOP-100" (Открыть "Смотреть все" в разделе "ТОП-100")</text:p>
          </table:table-cell>
          <table:table-cell office:value-type="string" table:style-name="ce4">
            <text:p>1. Open page "TOP-100" <text:s/>(открывается страница "ТОП-100"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6">
          <table:covered-table-cell/>
          <table:covered-table-cell/>
          <table:covered-table-cell/>
          <table:table-cell office:value-type="string" table:style-name="ce6">
            <text:p>2. Look at tab bar (Посмотреть на таб бар)</text:p>
          </table:table-cell>
          <table:table-cell office:value-type="string" table:style-name="ce7">
            <text:p>2. There is no tab bar on page (таб бара не отображается на странице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4" table:number-columns-spanned="1" table:number-rows-spanned="4" table:style-name="ce43">
            <text:p>24</text:p>
          </table:table-cell>
          <table:table-cell office:value-type="string" table:number-columns-spanned="1" table:number-rows-spanned="4" table:style-name="ce21">
            <text:p>Display by rating (отображение по рейтингу)</text:p>
          </table:table-cell>
          <table:table-cell office:value-type="string" table:number-columns-spanned="1" table:number-rows-spanned="4" table:style-name="ce21">
            <text:p>Open the app (открыть приложение)</text:p>
          </table:table-cell>
          <table:table-cell office:value-type="string" table:style-name="ce5">
            <text:p>1. Click on "Looking all" in block "TOP-100" (Открыть "Смотреть все" в разделе "ТОП-100")</text:p>
          </table:table-cell>
          <table:table-cell office:value-type="string" table:style-name="ce4">
            <text:p>1. Open page "TOP-100" <text:s/>(открывается страница "ТОП-100")</text:p>
          </table:table-cell>
          <table:table-cell table:style-name="ce4"/>
          <table:table-cell table:number-columns-spanned="1" table:number-rows-spanned="4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6">
            <text:p>2. Open first book and look at rating (открыть первую книгу и посмотреть рейтинг)</text:p>
          </table:table-cell>
          <table:table-cell office:value-type="string" table:style-name="ce7">
            <text:p>2. Rating must be high, f.e. 4.5 (рейтинг должен быть высоким, например 4,5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8">
            <text:p>3. Click button "Back" (нажать кнопку "Назад")</text:p>
          </table:table-cell>
          <table:table-cell office:value-type="string" table:style-name="ce8">
            <text:p>3. Turn to page "TOP-100" (возврат на страницу "ТОП-100"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style-name="ro16">
          <table:covered-table-cell/>
          <table:covered-table-cell/>
          <table:covered-table-cell/>
          <table:table-cell office:value-type="string" table:style-name="ce8">
            <text:p>4. Do steps 2-3 with next books (Сделать шаги 2-3 со следующими книгами)</text:p>
          </table:table-cell>
          <table:table-cell office:value-type="string" table:style-name="ce8">
            <text:p>4. Rating must be a little lower than in previous book (рейтинг должен быть ниже, чем в предыдущей книге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3" table:style-name="ce45"/>
          <table:table-cell table:number-columns-repeated="2" table:style-name="ce3"/>
          <table:table-cell table:number-columns-repeated="3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5" table:number-columns-spanned="1" table:number-rows-spanned="3" table:style-name="ce43">
            <text:p>25</text:p>
          </table:table-cell>
          <table:table-cell office:value-type="string" table:number-columns-spanned="1" table:number-rows-spanned="3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"Looking all" in block "TOP-100" (Открыть "Смотреть все" в разделе "ТОП-100")</text:p>
          </table:table-cell>
          <table:table-cell office:value-type="string" table:style-name="ce4">
            <text:p>1. Open page "TOP-100" <text:s/>(открывается страница "ТОП-100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heart" on any book's cover <text:s/>(нажать на "сердце" на любой обложке книги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1" table:number-columns-spanned="1" table:number-rows-spanned="3" table:style-name="ce43">
            <text:p>21</text:p>
          </table:table-cell>
          <table:table-cell office:value-type="string" table:number-columns-spanned="1" table:number-rows-spanned="3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"Looking all" in block "TOP-100" (Открыть "Смотреть все" в разделе "ТОП-100")</text:p>
          </table:table-cell>
          <table:table-cell office:value-type="string" table:style-name="ce4">
            <text:p>1. Open page "TOP-100" <text:s/>(открывается страница "ТОП-100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red heart" on any book's cover (нажать на "красное сердце" на любой обложке книги)</text:p>
          </table:table-cell>
          <table:table-cell office:value-type="string" table:style-name="ce4">
            <text:p>2. "Heart" comes grey from red ("Сердце" стало серым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6">
          <table:table-cell office:value-type="float" office:value="22" table:number-columns-spanned="1" table:number-rows-spanned="2" table:style-name="ce43">
            <text:p>22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Book's series" (нажать на "сердце" на любой обложке книги в блоке "Серии книг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6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3" table:style-name="ro13">
          <table:table-cell table:number-columns-repeated="16384"/>
        </table:table-row>
        <table:table-row table:style-name="ro8">
          <table:table-cell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16378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9">
          <table:table-cell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16378"/>
        </table:table-row>
        <table:table-row table:style-name="ro14">
          <table:table-cell/>
          <table:table-cell office:value-type="string" table:style-name="ce8">
            <text:p>Location of search (расположение поиска)</text:p>
          </table:table-cell>
          <table:table-cell office:value-type="string" table:number-columns-spanned="2" table:number-rows-spanned="1" table:style-name="ce28">
            <text:p>Search muct be on thу right side of up-bar (Поиск должен быть справа на ап баре)</text:p>
          </table:table-cell>
          <table:covered-table-cell/>
          <table:table-cell table:content-validation-name="val4" table:style-name="ce14"/>
          <table:table-cell table:style-name="ce8"/>
          <table:table-cell table:number-columns-repeated="16378"/>
        </table:table-row>
        <table:table-row table:style-name="ro2">
          <table:table-cell/>
          <table:table-cell office:value-type="string" table:style-name="ce8">
            <text:p>Button "Back" (кнопка "назад")</text:p>
          </table:table-cell>
          <table:table-cell office:value-type="string" table:number-columns-spanned="2" table:number-rows-spanned="1" table:style-name="ce28">
            <text:p>Must be to the left from category's name (должна быть слева от названия категории)</text:p>
          </table:table-cell>
          <table:covered-table-cell/>
          <table:table-cell table:content-validation-name="val4" table:style-name="ce14"/>
          <table:table-cell table:style-name="ce8"/>
          <table:table-cell table:number-columns-repeated="16378"/>
        </table:table-row>
        <table:table-row table:style-name="ro27">
          <table:table-cell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4" table:style-name="ce14"/>
          <table:table-cell table:style-name="ce8"/>
          <table:table-cell table:number-columns-repeated="16378"/>
        </table:table-row>
        <table:table-row table:style-name="ro14">
          <table:table-cell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4" table:style-name="ce14"/>
          <table:table-cell table:style-name="ce8"/>
          <table:table-cell table:number-columns-repeated="16378"/>
        </table:table-row>
        <table:table-row table:style-name="ro28">
          <table:table-cell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4" table:style-name="ce14"/>
          <table:table-cell table:style-name="ce8"/>
          <table:table-cell table:number-columns-repeated="16378"/>
        </table:table-row>
        <table:table-row table:number-rows-repeated="1048533" table:style-name="ro13">
          <table:table-cell table:number-columns-repeated="16384"/>
        </table:table-row>
      </table:table>
      <table:table table:name="&quot;Popular&quot;_" table:style-name="ta1">
        <table:table-column table:style-name="co9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9" table:number-columns-repeated="2" table:default-cell-style-name="ce45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2" table:style-name="ce52"/>
          <table:table-cell table:number-columns-repeated="16375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2"/>
          <table:table-cell table:number-columns-repeated="16375" table:style-name="ce41"/>
        </table:table-row>
        <table:table-row table:style-name="ro14">
          <table:table-cell office:value-type="float" office:value="20" table:number-columns-spanned="1" table:number-rows-spanned="2" table:style-name="ce43">
            <text:p>20</text:p>
          </table:table-cell>
          <table:table-cell office:value-type="string" table:number-columns-spanned="1" table:number-rows-spanned="2" table:style-name="ce21">
            <text:p>Tab bar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">
            <text:p>1. Click on "Looking all" in block "Popular" (Открыть "Смотреть все" в разделе "Популярное")</text:p>
          </table:table-cell>
          <table:table-cell office:value-type="string" table:style-name="ce4">
            <text:p>1. Open page "Popular" <text:s/>(открывается страница "Популярное")</text:p>
          </table:table-cell>
          <table:table-cell office:value-type="string" table:style-name="ce4">
            <text:p>1. Open page "Popular" <text:s/>(открывается страница "Популярное")</text:p>
          </table:table-cell>
          <table:table-cell table:number-columns-spanned="1" table:number-rows-spanned="2" table:style-name="ce44"/>
          <table:table-cell table:number-columns-repeated="2" table:style-name="ce45"/>
          <table:table-cell table:number-columns-repeated="16375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Look at tab bar (Посмотреть на таб бар)</text:p>
          </table:table-cell>
          <table:table-cell office:value-type="string" table:style-name="ce7">
            <text:p>2. There is no tab bar on page (таб бара не должно быть на странице)</text:p>
          </table:table-cell>
          <table:table-cell office:value-type="string" table:style-name="ce7">
            <text:p>2. There is a tab bar on page (таб бар отображается на странице)</text:p>
          </table:table-cell>
          <table:covered-table-cell/>
          <table:table-cell table:number-columns-repeated="2" table:style-name="ce45"/>
          <table:table-cell table:number-columns-repeated="16375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2" table:style-name="ce52"/>
          <table:table-cell table:number-columns-repeated="16375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2"/>
          <table:table-cell table:number-columns-repeated="16375" table:style-name="ce41"/>
        </table:table-row>
        <table:table-row table:style-name="ro16">
          <table:table-cell office:value-type="float" office:value="21" table:number-columns-spanned="1" table:number-rows-spanned="3" table:style-name="ce43">
            <text:p>21</text:p>
          </table:table-cell>
          <table:table-cell office:value-type="string" table:number-columns-spanned="1" table:number-rows-spanned="3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3" table:style-name="ce21">
            <text:p>Оpen the app and (открыть приложение)</text:p>
          </table:table-cell>
          <table:table-cell office:value-type="string" table:style-name="ce5">
            <text:p>1. Click on button "Looking all" in block "Popular" ( нажать на "смотреть все" в разделе "Популярное")</text:p>
          </table:table-cell>
          <table:table-cell office:value-type="string" table:style-name="ce4">
            <text:p>1. Open page "Popular" with books (Открывается страница "Попоулярное" с книгами)</text:p>
          </table:table-cell>
          <table:table-cell office:value-type="string" table:style-name="ce4">
            <text:p>1. Open page "Popular" with books (Открывается страница "Попоулярное" с книгами)</text:p>
          </table:table-cell>
          <table:table-cell table:style-name="ce4"/>
          <table:table-cell table:number-columns-repeated="2" table:style-name="ce45"/>
          <table:table-cell table:number-columns-repeated="16375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Click on "heart" on any book's cover <text:s/>(нажать на "сердце" на любой обложке книги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table:number-columns-spanned="1" table:number-rows-spanned="2" table:style-name="ce44"/>
          <table:table-cell table:number-columns-repeated="2" table:style-name="ce45"/>
          <table:table-cell table:number-columns-repeated="16375"/>
        </table:table-row>
        <table:table-row table:style-name="ro29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covered-table-cell/>
          <table:table-cell table:number-columns-repeated="2" table:style-name="ce45"/>
          <table:table-cell table:number-columns-repeated="16375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2" table:style-name="ce52"/>
          <table:table-cell table:number-columns-repeated="16375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2"/>
          <table:table-cell table:number-columns-repeated="16375" table:style-name="ce41"/>
        </table:table-row>
        <table:table-row table:style-name="ro16">
          <table:table-cell office:value-type="float" office:value="22" table:number-columns-spanned="1" table:number-rows-spanned="3" table:style-name="ce43">
            <text:p>22</text:p>
          </table:table-cell>
          <table:table-cell office:value-type="string" table:number-columns-spanned="1" table:number-rows-spanned="3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button "Looking all" in block "Popular" ( нажать на "смотреть все" в разделе "Популярное")</text:p>
          </table:table-cell>
          <table:table-cell office:value-type="string" table:style-name="ce4">
            <text:p>1. Open page "Popular" with books (Открывается страница "Попоулярное" с книгами)</text:p>
          </table:table-cell>
          <table:table-cell office:value-type="string" table:style-name="ce4">
            <text:p>1. Open page "Popular" with books (Открывается страница "Попоулярное" с книгами)</text:p>
          </table:table-cell>
          <table:table-cell table:style-name="ce4"/>
          <table:table-cell table:number-columns-repeated="2" table:style-name="ce45"/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red heart" on any book's cover (нажать на "красное сердце" на любой обложке книги)</text:p>
          </table:table-cell>
          <table:table-cell office:value-type="string" table:style-name="ce4">
            <text:p>2. "Heart" comes grey from red ("Сердце" стало серым)</text:p>
          </table:table-cell>
          <table:table-cell office:value-type="string" table:style-name="ce4">
            <text:p>2. "Heart" comes grey from red ("Сердце" стало серым)</text:p>
          </table:table-cell>
          <table:table-cell table:number-columns-spanned="1" table:number-rows-spanned="2" table:style-name="ce44"/>
          <table:table-cell table:number-columns-repeated="2" table:style-name="ce45"/>
          <table:table-cell table:number-columns-repeated="16375"/>
        </table:table-row>
        <table:table-row table:style-name="ro30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covered-table-cell/>
          <table:table-cell table:number-columns-repeated="2" table:style-name="ce45"/>
          <table:table-cell table:number-columns-repeated="16375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number-columns-repeated="2" table:style-name="ce52"/>
          <table:table-cell table:number-columns-repeated="16375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2"/>
          <table:table-cell table:number-columns-repeated="16375" table:style-name="ce41"/>
        </table:table-row>
        <table:table-row table:style-name="ro16">
          <table:table-cell office:value-type="float" office:value="23" table:number-columns-spanned="1" table:number-rows-spanned="2" table:style-name="ce43">
            <text:p>23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Popular" (нажать на "сердце" на любой обложке книги в блоке "Популярное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number-columns-spanned="1" table:number-rows-spanned="2" table:style-name="ce44"/>
          <table:table-cell table:number-columns-repeated="2" table:style-name="ce45"/>
          <table:table-cell table:number-columns-repeated="16375"/>
        </table:table-row>
        <table:table-row table:style-name="ro31">
          <table:covered-table-cell/>
          <table:covered-table-cell/>
          <table:covered-table-cell/>
          <table:table-cell office:value-type="string" table:style-name="ce5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covered-table-cell/>
          <table:table-cell table:number-columns-repeated="2" table:style-name="ce45"/>
          <table:table-cell table:number-columns-repeated="16375"/>
        </table:table-row>
        <table:table-row table:number-rows-repeated="2" table:style-name="ro13">
          <table:table-cell table:number-columns-repeated="16384"/>
        </table:table-row>
        <table:table-row table:style-name="ro8">
          <table:table-cell table:style-name="ce45"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3" table:style-name="ce45"/>
          <table:table-cell table:number-columns-repeated="16375"/>
        </table:table-row>
        <table:table-row table:style-name="ro1">
          <table:table-cell table:style-name="ce45"/>
          <table:table-cell table:number-columns-repeated="5" table:style-name="ce3"/>
          <table:table-cell table:number-columns-repeated="3" table:style-name="ce45"/>
          <table:table-cell table:number-columns-repeated="16375"/>
        </table:table-row>
        <table:table-row table:style-name="ro9">
          <table:table-cell table:style-name="ce45"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3" table:style-name="ce45"/>
          <table:table-cell table:number-columns-repeated="16375"/>
        </table:table-row>
        <table:table-row table:style-name="ro16">
          <table:table-cell table:style-name="ce45"/>
          <table:table-cell office:value-type="string" table:style-name="ce8">
            <text:p>Location of search (расположение поиска)</text:p>
          </table:table-cell>
          <table:table-cell office:value-type="string" table:number-columns-spanned="2" table:number-rows-spanned="1" table:style-name="ce28">
            <text:p>Search muct be on thу right side of up-bar (Поиск должен быть справа на ап баре)</text:p>
          </table:table-cell>
          <table:covered-table-cell/>
          <table:table-cell office:value-type="string" table:content-validation-name="val5" table:style-name="ce14">
            <text:p>ok</text:p>
          </table:table-cell>
          <table:table-cell table:style-name="ce8"/>
          <table:table-cell table:number-columns-repeated="3" table:style-name="ce45"/>
          <table:table-cell table:number-columns-repeated="16375"/>
        </table:table-row>
        <table:table-row table:style-name="ro2">
          <table:table-cell table:style-name="ce45"/>
          <table:table-cell office:value-type="string" table:style-name="ce8">
            <text:p>Button "Back" (кнопка "назад")</text:p>
          </table:table-cell>
          <table:table-cell office:value-type="string" table:number-columns-spanned="2" table:number-rows-spanned="1" table:style-name="ce28">
            <text:p>Must be to the left from category's name (должна быть слева от названия категории)</text:p>
          </table:table-cell>
          <table:covered-table-cell/>
          <table:table-cell office:value-type="string" table:content-validation-name="val5" table:style-name="ce14">
            <text:p>ok</text:p>
          </table:table-cell>
          <table:table-cell table:style-name="ce8"/>
          <table:table-cell table:number-columns-repeated="3" table:style-name="ce45"/>
          <table:table-cell table:number-columns-repeated="16375"/>
        </table:table-row>
        <table:table-row table:style-name="ro14">
          <table:table-cell table:style-name="ce45"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office:value-type="string" table:content-validation-name="val5" table:style-name="ce14">
            <text:p>ok</text:p>
          </table:table-cell>
          <table:table-cell table:style-name="ce8"/>
          <table:table-cell table:number-columns-repeated="3" table:style-name="ce45"/>
          <table:table-cell table:number-columns-repeated="16375"/>
        </table:table-row>
        <table:table-row table:style-name="ro16">
          <table:table-cell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office:value-type="string" table:content-validation-name="val5" table:style-name="ce14">
            <text:p>ok</text:p>
          </table:table-cell>
          <table:table-cell table:style-name="ce8"/>
          <table:table-cell table:number-columns-repeated="16378"/>
        </table:table-row>
        <table:table-row table:style-name="ro32">
          <table:table-cell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office:value-type="string" table:content-validation-name="val5" table:style-name="ce14">
            <text:p>ok</text:p>
          </table:table-cell>
          <table:table-cell table:style-name="ce8"/>
          <table:table-cell table:number-columns-repeated="16378"/>
        </table:table-row>
        <table:table-row table:number-rows-repeated="1048542" table:style-name="ro13">
          <table:table-cell table:number-columns-repeated="16384"/>
        </table:table-row>
      </table:table>
      <table:table table:name="&quot;Looking_books&quot;" table:style-name="ta1">
        <table:table-column table:style-name="co9" table:default-cell-style-name="ce45"/>
        <table:table-column table:style-name="co36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14" table:default-cell-style-name="ce45"/>
        <table:table-column table:style-name="co40" table:default-cell-style-name="ce45"/>
        <table:table-column table:style-name="co9" table:default-cell-style-name="ce45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4" table:number-columns-spanned="1" table:number-rows-spanned="2" table:style-name="ce43">
            <text:p>24</text:p>
          </table:table-cell>
          <table:table-cell office:value-type="string" table:number-columns-spanned="1" table:number-rows-spanned="2" table:style-name="ce21">
            <text:p>Tab bar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">
            <text:p>1. Click on "Looking all" in block "Looking books" (Открыть "Смотреть все" в разделе "Просмотренное")</text:p>
          </table:table-cell>
          <table:table-cell office:value-type="string" table:style-name="ce4">
            <text:p>1. Open page "Looking books" <text:s/>(открывается страница "Просмотренное"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Look at tab bar (Посмотреть на таб бар)</text:p>
          </table:table-cell>
          <table:table-cell office:value-type="string" table:style-name="ce7">
            <text:p>2. There is no tab bar on page (таб бара не должно быть на странице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5" table:number-columns-spanned="1" table:number-rows-spanned="3" table:style-name="ce43">
            <text:p>25</text:p>
          </table:table-cell>
          <table:table-cell office:value-type="string" table:number-columns-spanned="1" table:number-rows-spanned="3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3" table:style-name="ce21">
            <text:p>Оpen the app and (открыть приложение)</text:p>
          </table:table-cell>
          <table:table-cell office:value-type="string" table:style-name="ce5">
            <text:p>1. Click on "Looking all" in block "Looking books" (Открыть "Смотреть все" в разделе "Просмотренное")</text:p>
          </table:table-cell>
          <table:table-cell office:value-type="string" table:style-name="ce4">
            <text:p>1. Open page "Looking books" <text:s/>(открывается страница "Просмотренное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Click on "heart" on any book's cover <text:s/>(нажать на "сердце" на любой обложке книги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26" table:number-columns-spanned="1" table:number-rows-spanned="3" table:style-name="ce43">
            <text:p>26</text:p>
          </table:table-cell>
          <table:table-cell office:value-type="string" table:number-columns-spanned="1" table:number-rows-spanned="3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"Looking all" in block "Looking books" (Открыть "Смотреть все" в разделе "Просмотренное")</text:p>
          </table:table-cell>
          <table:table-cell office:value-type="string" table:style-name="ce4">
            <text:p>1. Open page "Looking books" <text:s/>(открывается страница "Просмотренное")</text:p>
          </table:table-cell>
          <table:table-cell table:number-columns-repeated="2" table:style-name="ce4"/>
          <table:table-cell table:style-name="ce45"/>
          <table:table-cell table:number-columns-repeated="16376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red heart" on any book's cover (нажать на "красное сердце" на любой обложке книги)</text:p>
          </table:table-cell>
          <table:table-cell office:value-type="string" table:style-name="ce4">
            <text:p>2. "Heart" comes grey from red ("Сердце" стало серым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6">
          <table:table-cell office:value-type="float" office:value="27" table:number-columns-spanned="1" table:number-rows-spanned="2" table:style-name="ce43">
            <text:p>27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Looking books" (нажать на "сердце" на любой обложке книги в блоке "Просмотренные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style-name="ce4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9">
          <table:covered-table-cell/>
          <table:covered-table-cell/>
          <table:covered-table-cell/>
          <table:table-cell office:value-type="string" table:style-name="ce5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4">
          <table:table-cell office:value-type="float" office:value="28" table:number-columns-spanned="1" table:number-rows-spanned="3" table:style-name="ce43">
            <text:p>28</text:p>
          </table:table-cell>
          <table:table-cell office:value-type="string" table:number-columns-spanned="1" table:number-rows-spanned="3" table:style-name="ce21">
            <text:p>Last looking book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any book at the main page (нажать на любую книгу на главной странице)</text:p>
          </table:table-cell>
          <table:table-cell office:value-type="string" table:style-name="ce4">
            <text:p>1. Open choosing book (открывается выбранная книга")</text:p>
          </table:table-cell>
          <table:table-cell table:style-name="ce4"/>
          <table:table-cell table:number-columns-spanned="1" table:number-rows-spanned="3" table:style-name="ce44"/>
          <table:table-cell table:style-name="ce45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2. Click on "Back" (нажать на "назад")</text:p>
          </table:table-cell>
          <table:table-cell office:value-type="string" table:style-name="ce7">
            <text:p>2. Turn to main page (возврат на главную страницу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style-name="ro33">
          <table:covered-table-cell/>
          <table:covered-table-cell/>
          <table:covered-table-cell/>
          <table:table-cell office:value-type="string" table:style-name="ce5">
            <text:p>3. Look at block "Looking books"</text:p>
          </table:table-cell>
          <table:table-cell office:value-type="string" table:style-name="ce7">
            <text:p>3. Choosing book must be first in block (выбранная книга должна быть первой в разделе)</text:p>
          </table:table-cell>
          <table:table-cell table:style-name="ce7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5">
          <table:table-cell office:value-type="float" office:value="29" table:number-columns-spanned="1" table:number-rows-spanned="2" table:style-name="ce43">
            <text:p>29</text:p>
          </table:table-cell>
          <table:table-cell office:value-type="string" table:number-columns-spanned="1" table:number-rows-spanned="2" table:style-name="ce21">
            <text:p>Delete book with dumpster (удаление книги с помощью мусорного контейнера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dumpster on any book in block "Looking books" (нажать на мусорный контейнер на любой книги в разделе "Просмотренные")</text:p>
          </table:table-cell>
          <table:table-cell office:value-type="string" table:style-name="ce4">
            <text:p>1. Open pop-up window with text "Do you really want to delete book {Name of book} from "Looking books?" (открывается окно с текстом "Вы уверены, что хотите удалить книгу {Название книги} из просмотренного?)</text:p>
          </table:table-cell>
          <table:table-cell table:style-name="ce7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2. Click "Yes" (нажать на "Да")</text:p>
          </table:table-cell>
          <table:table-cell office:value-type="string" table:style-name="ce7">
            <text:p>2. Book is deleted from block (книга удалена из раздела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5">
          <table:table-cell office:value-type="float" office:value="30" table:number-columns-spanned="1" table:number-rows-spanned="2" table:style-name="ce43">
            <text:p>30</text:p>
          </table:table-cell>
          <table:table-cell office:value-type="string" table:number-columns-spanned="1" table:number-rows-spanned="2" table:style-name="ce21">
            <text:p>Delete book with dumpster (удаление книги с помощью мусорного контейнера)</text:p>
            <text:p/>
            <text:p/>
            <text:p>Negative case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dumpster on any book in block "Looking books" (нажать на мусорный контейнер на любой книги в разделе "Просмотренные")</text:p>
          </table:table-cell>
          <table:table-cell office:value-type="string" table:style-name="ce4">
            <text:p>1. Open pop-up window with text "Do you really want to delete book {Name of book} from "Looking books?" (открывается окно с текстом "Вы уверены, что хотите удалить книгу {Название книги} из просмотренного?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2. Click "Cancel" (нажать на "Отмена")</text:p>
          </table:table-cell>
          <table:table-cell office:value-type="string" table:style-name="ce7">
            <text:p>2. Book is stay in block (книга осталась в разделe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">
          <table:table-cell table:number-columns-repeated="5" table:style-name="ce45"/>
          <table:table-cell table:style-name="ce3"/>
          <table:table-cell table:number-columns-repeated="2" table:style-name="ce45"/>
          <table:table-cell table:number-columns-repeated="16376"/>
        </table:table-row>
        <table:table-row table:style-name="ro8">
          <table:table-cell table:style-name="ce45"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table:style-name="ce45"/>
          <table:table-cell table:number-columns-repeated="5" table:style-name="ce3"/>
          <table:table-cell table:number-columns-repeated="2" table:style-name="ce45"/>
          <table:table-cell table:number-columns-repeated="16376"/>
        </table:table-row>
        <table:table-row table:style-name="ro9">
          <table:table-cell table:style-name="ce45"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2" table:style-name="ce45"/>
          <table:table-cell table:number-columns-repeated="16376"/>
        </table:table-row>
        <table:table-row table:style-name="ro16">
          <table:table-cell/>
          <table:table-cell office:value-type="string" table:style-name="ce8">
            <text:p>Location of search (расположение поиска)</text:p>
          </table:table-cell>
          <table:table-cell office:value-type="string" table:number-columns-spanned="2" table:number-rows-spanned="1" table:style-name="ce28">
            <text:p>Search muct be on thу right side of up-bar (Поиск должен быть справа на ап баре)</text:p>
          </table:table-cell>
          <table:covered-table-cell/>
          <table:table-cell table:content-validation-name="val6" table:style-name="ce14"/>
          <table:table-cell table:style-name="ce8"/>
          <table:table-cell table:number-columns-repeated="16378"/>
        </table:table-row>
        <table:table-row table:style-name="ro14">
          <table:table-cell/>
          <table:table-cell office:value-type="string" table:style-name="ce8">
            <text:p>Button "Back" (кнопка "назад")</text:p>
          </table:table-cell>
          <table:table-cell office:value-type="string" table:number-columns-spanned="2" table:number-rows-spanned="1" table:style-name="ce28">
            <text:p>Must be to the left from category's name (должна быть слева от названия категории)</text:p>
          </table:table-cell>
          <table:covered-table-cell/>
          <table:table-cell table:content-validation-name="val6" table:style-name="ce14"/>
          <table:table-cell table:style-name="ce8"/>
          <table:table-cell table:number-columns-repeated="16378"/>
        </table:table-row>
        <table:table-row table:style-name="ro14">
          <table:table-cell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6" table:style-name="ce14"/>
          <table:table-cell table:style-name="ce8"/>
          <table:table-cell table:number-columns-repeated="16378"/>
        </table:table-row>
        <table:table-row table:style-name="ro16">
          <table:table-cell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6" table:style-name="ce14"/>
          <table:table-cell table:style-name="ce8"/>
          <table:table-cell table:number-columns-repeated="16378"/>
        </table:table-row>
        <table:table-row table:style-name="ro34">
          <table:table-cell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6" table:style-name="ce14"/>
          <table:table-cell table:style-name="ce8"/>
          <table:table-cell table:number-columns-repeated="16378"/>
        </table:table-row>
        <table:table-row table:number-rows-repeated="11" table:style-name="ro1">
          <table:table-cell/>
          <table:table-cell table:number-columns-repeated="4" table:style-name="ce45"/>
          <table:table-cell table:style-name="ce3"/>
          <table:table-cell table:number-columns-repeated="16378"/>
        </table:table-row>
        <table:table-row table:number-rows-repeated="955" table:style-name="ro1">
          <table:table-cell table:number-columns-repeated="5"/>
          <table:table-cell table:style-name="ce3"/>
          <table:table-cell table:number-columns-repeated="16378"/>
        </table:table-row>
        <table:table-row table:number-rows-repeated="1047557" table:style-name="ro13">
          <table:table-cell table:number-columns-repeated="16384"/>
        </table:table-row>
      </table:table>
      <table:table table:name="&quot;Loaded&quot;" table:style-name="ta1">
        <table:table-column table:style-name="co9" table:default-cell-style-name="ce45"/>
        <table:table-column table:style-name="co41" table:default-cell-style-name="ce45"/>
        <table:table-column table:style-name="co42" table:default-cell-style-name="ce45"/>
        <table:table-column table:style-name="co32" table:default-cell-style-name="ce45"/>
        <table:table-column table:style-name="co43" table:default-cell-style-name="ce45"/>
        <table:table-column table:style-name="co32" table:default-cell-style-name="ce45"/>
        <table:table-column table:style-name="co44" table:default-cell-style-name="ce45"/>
        <table:table-column table:style-name="co9" table:default-cell-style-name="ce45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4">
          <table:table-cell office:value-type="float" office:value="31" table:number-columns-spanned="1" table:number-rows-spanned="2" table:style-name="ce43">
            <text:p>31</text:p>
          </table:table-cell>
          <table:table-cell office:value-type="string" table:number-columns-spanned="1" table:number-rows-spanned="2" table:style-name="ce21">
            <text:p>Tab bar</text:p>
          </table:table-cell>
          <table:table-cell office:value-type="string" table:number-columns-spanned="1" table:number-rows-spanned="2" table:style-name="ce21">
            <text:p>Open the app (открыть приложение)</text:p>
          </table:table-cell>
          <table:table-cell office:value-type="string" table:style-name="ce53">
            <text:p>1. Click on "Looking all" in block "Loaded" (Открыть "Смотреть все" в разделе "Загруженные")</text:p>
          </table:table-cell>
          <table:table-cell office:value-type="string" table:style-name="ce20">
            <text:p>1. Open page "Loaded" <text:s/>(открывается страница "Загруженные")</text:p>
          </table:table-cell>
          <table:table-cell table:style-name="ce27"/>
          <table:table-cell table:number-columns-spanned="1" table:number-rows-spanned="2" table:style-name="ce44"/>
          <table:table-cell table:style-name="ce3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53">
            <text:p>2. Look at tab bar (Посмотреть на таб бар)</text:p>
          </table:table-cell>
          <table:table-cell office:value-type="string" table:style-name="ce20">
            <text:p>2. There is no tab bar on page (таб бара не должно быть на странице)</text:p>
          </table:table-cell>
          <table:table-cell table:style-name="ce27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4">
          <table:table-cell office:value-type="float" office:value="32" table:number-columns-spanned="1" table:number-rows-spanned="3" table:style-name="ce43">
            <text:p>32</text:p>
          </table:table-cell>
          <table:table-cell office:value-type="string" table:number-columns-spanned="1" table:number-rows-spanned="3" table:style-name="ce21">
            <text:p>Moving a book to "Favorites" with buttom "heart" (перемещение книги в "Избранное" с помощью кнопки "сердце")</text:p>
          </table:table-cell>
          <table:table-cell office:value-type="string" table:number-columns-spanned="1" table:number-rows-spanned="3" table:style-name="ce21">
            <text:p>Оpen the app and (открыть приложение)</text:p>
          </table:table-cell>
          <table:table-cell office:value-type="string" table:style-name="ce5">
            <text:p>1. Click on "Looking all" in block "Loaded" (Открыть "Смотреть все" в разделе "Загруженные")</text:p>
          </table:table-cell>
          <table:table-cell office:value-type="string" table:style-name="ce4">
            <text:p>1. Open page "Loaded" <text:s/>(открывается страница "Загруженные")</text:p>
          </table:table-cell>
          <table:table-cell table:style-name="ce10"/>
          <table:table-cell table:style-name="ce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2. Click on "heart" on any book's cover <text:s/>(нажать на "сердце" на любой обложке книги)</text:p>
          </table:table-cell>
          <table:table-cell office:value-type="string" table:style-name="ce4">
            <text:p>2. "Heart" comes red from grey ("сердце" стало красным из серого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appears in page "Favorites" (книга появилась на странице "Избранное"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4">
          <table:table-cell office:value-type="float" office:value="33" table:number-columns-spanned="1" table:number-rows-spanned="3" table:style-name="ce43">
            <text:p>33</text:p>
          </table:table-cell>
          <table:table-cell office:value-type="string" table:number-columns-spanned="1" table:number-rows-spanned="3" table:style-name="ce21">
            <text:p>Delete a book from "Favorites" with buttom "heart" (удаление книги из "Избранного" с помощью кнопки "сердце")</text:p>
          </table:table-cell>
          <table:table-cell office:value-type="string" table:number-columns-spanned="1" table:number-rows-spanned="3" table:style-name="ce21">
            <text:p>Оpen the app (открыть приложение)</text:p>
          </table:table-cell>
          <table:table-cell office:value-type="string" table:style-name="ce5">
            <text:p>1. Click on "Looking all" in block "Loaded" (Открыть "Смотреть все" в разделе "Загруженные")</text:p>
          </table:table-cell>
          <table:table-cell office:value-type="string" table:style-name="ce4">
            <text:p>1. Open page "Loaded" <text:s/>(открывается страница "Загруженные")</text:p>
          </table:table-cell>
          <table:table-cell table:style-name="ce10"/>
          <table:table-cell table:style-name="ce4"/>
          <table:table-cell table:style-name="ce45"/>
          <table:table-cell table:number-columns-repeated="16376"/>
        </table:table-row>
        <table:table-row table:style-name="ro16">
          <table:covered-table-cell/>
          <table:covered-table-cell/>
          <table:covered-table-cell/>
          <table:table-cell office:value-type="string" table:style-name="ce5">
            <text:p>2. Click on "red heart" on any book's cover (нажать на "красное сердце" на любой обложке книги)</text:p>
          </table:table-cell>
          <table:table-cell office:value-type="string" table:style-name="ce4">
            <text:p>2. "Heart" comes grey from red ("Сердце" стало серым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14">
          <table:covered-table-cell/>
          <table:covered-table-cell/>
          <table:covered-table-cell/>
          <table:table-cell office:value-type="string" table:style-name="ce5">
            <text:p>3. Click on tab bar "Favorites" (перейти в раздел "Избранное")</text:p>
          </table:table-cell>
          <table:table-cell office:value-type="string" table:style-name="ce7">
            <text:p>3. The book disappears in page "Favorites" (Книга исчезла из "Избранного"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6">
          <table:table-cell office:value-type="float" office:value="34" table:number-columns-spanned="1" table:number-rows-spanned="2" table:style-name="ce43">
            <text:p>34</text:p>
          </table:table-cell>
          <table:table-cell office:value-type="string" table:number-columns-spanned="1" table:number-rows-spanned="2" table:style-name="ce21">
            <text:p>Moving a book to "Favorites" with buttom "heart" on main page (перемещение книги в "Избранное" с помощью кнопки "сердце" с главной страницы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on "heart" on any book's cover in block "Loaded" (нажать на "сердце" на любой обложке книги в блоке "Загруженные")</text:p>
          </table:table-cell>
          <table:table-cell office:value-type="string" table:style-name="ce4">
            <text:p>1. "Heart" comes red from grey ("сердце" стало красным из серого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35">
          <table:covered-table-cell/>
          <table:covered-table-cell/>
          <table:covered-table-cell/>
          <table:table-cell office:value-type="string" table:style-name="ce5">
            <text:p>2. Click on tab bar "Favorites" (перейти в раздел "Избранное")</text:p>
          </table:table-cell>
          <table:table-cell office:value-type="string" table:style-name="ce7">
            <text:p>2. The book appears in page "Favorites" (книга появилась на странице "Избранное"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5">
          <table:table-cell office:value-type="float" office:value="35" table:number-columns-spanned="1" table:number-rows-spanned="2" table:style-name="ce43">
            <text:p>35</text:p>
          </table:table-cell>
          <table:table-cell office:value-type="string" table:number-columns-spanned="1" table:number-rows-spanned="2" table:style-name="ce21">
            <text:p>Delete book with dumpster (удаление книги с помощью мусорного контейнера)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dumpster on any book in block "Loaded" (нажать на мусорный контейнер на любой книги в разделе "Загруженные")</text:p>
          </table:table-cell>
          <table:table-cell office:value-type="string" table:style-name="ce4">
            <text:p>1. Open pop-up window with text "Do you really want to delete book {Name of book} from "Loaded?" (открывается окно с текстом "Вы уверены, что хотите удалить книгу {Название книги} из загруженного?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2. Click "Yes" (нажать на "Да")</text:p>
          </table:table-cell>
          <table:table-cell office:value-type="string" table:style-name="ce7">
            <text:p>2. Book is deleted from block (книга удалена из раздела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0">
            <text:p>No</text:p>
          </table:table-cell>
          <table:table-cell office:value-type="string" table:number-columns-spanned="1" table:number-rows-spanned="2" table:style-name="ce40">
            <text:p>Summary (Description)</text:p>
          </table:table-cell>
          <table:table-cell office:value-type="string" table:number-columns-spanned="1" table:number-rows-spanned="2" table:style-name="ce40">
            <text:p>Pre-Conditions</text:p>
          </table:table-cell>
          <table:table-cell office:value-type="string" table:number-columns-spanned="1" table:number-rows-spanned="2" table:style-name="ce40">
            <text:p>Action</text:p>
          </table:table-cell>
          <table:table-cell office:value-type="string" table:number-columns-spanned="1" table:number-rows-spanned="2" table:style-name="ce40">
            <text:p>Expected Result</text:p>
          </table:table-cell>
          <table:table-cell office:value-type="string" table:number-columns-spanned="1" table:number-rows-spanned="2" table:style-name="ce40">
            <text:p>Test Result</text:p>
          </table:table-cell>
          <table:table-cell office:value-type="string" table:number-columns-spanned="1" table:number-rows-spanned="2" table:style-name="ce40">
            <text:p>Post Conditions</text:p>
          </table:table-cell>
          <table:table-cell table:style-name="ce52"/>
          <table:table-cell table:number-columns-repeated="16376" table:style-name="ce4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2"/>
          <table:table-cell table:number-columns-repeated="16376" table:style-name="ce41"/>
        </table:table-row>
        <table:table-row table:style-name="ro15">
          <table:table-cell office:value-type="float" office:value="36" table:number-columns-spanned="1" table:number-rows-spanned="2" table:style-name="ce43">
            <text:p>36</text:p>
          </table:table-cell>
          <table:table-cell office:value-type="string" table:number-columns-spanned="1" table:number-rows-spanned="2" table:style-name="ce21">
            <text:p>Delete book with dumpster (удаление книги с помощью мусорного контейнера)</text:p>
            <text:p/>
            <text:p/>
            <text:p>Negative case</text:p>
          </table:table-cell>
          <table:table-cell office:value-type="string" table:number-columns-spanned="1" table:number-rows-spanned="2" table:style-name="ce21">
            <text:p>Оpen the app (открыть приложение)</text:p>
          </table:table-cell>
          <table:table-cell office:value-type="string" table:style-name="ce5">
            <text:p>1. Click dumpster on any book in block "Loaded" (нажать на мусорный контейнер на любой книги в разделе "Загруженные")</text:p>
          </table:table-cell>
          <table:table-cell office:value-type="string" table:style-name="ce4">
            <text:p>1. Open pop-up window with text "Do you really want to delete book {Name of book} from "Loaded?" (открывается окно с текстом "Вы уверены, что хотите удалить книгу {Название книги} из загруженного?)</text:p>
          </table:table-cell>
          <table:table-cell table:style-name="ce10"/>
          <table:table-cell table:number-columns-spanned="1" table:number-rows-spanned="2" table:style-name="ce44"/>
          <table:table-cell table:style-name="ce45"/>
          <table:table-cell table:number-columns-repeated="16376"/>
        </table:table-row>
        <table:table-row table:style-name="ro36">
          <table:covered-table-cell/>
          <table:covered-table-cell/>
          <table:covered-table-cell/>
          <table:table-cell office:value-type="string" table:style-name="ce5">
            <text:p>2. Click "Cancel" (нажать на "Отмена")</text:p>
          </table:table-cell>
          <table:table-cell office:value-type="string" table:style-name="ce7">
            <text:p>2. Book is stay in block (книга осталась в разделe)</text:p>
          </table:table-cell>
          <table:table-cell table:style-name="ce8"/>
          <table:covered-table-cell/>
          <table:table-cell table:style-name="ce45"/>
          <table:table-cell table:number-columns-repeated="16376"/>
        </table:table-row>
        <table:table-row table:number-rows-repeated="2" table:style-name="ro13">
          <table:table-cell table:number-columns-repeated="16384"/>
        </table:table-row>
        <table:table-row table:style-name="ro8">
          <table:table-cell table:style-name="ce45"/>
          <table:table-cell office:value-type="string" table:style-name="ce46">
            <text:p>Check-list</text:p>
          </table:table-cell>
          <table:table-cell table:style-name="ce45"/>
          <table:table-cell table:number-columns-repeated="3" table:style-name="ce3"/>
          <table:table-cell table:number-columns-repeated="2" table:style-name="ce45"/>
          <table:table-cell table:number-columns-repeated="16376"/>
        </table:table-row>
        <table:table-row table:style-name="ro1">
          <table:table-cell table:style-name="ce45"/>
          <table:table-cell table:number-columns-repeated="5" table:style-name="ce3"/>
          <table:table-cell table:number-columns-repeated="2" table:style-name="ce45"/>
          <table:table-cell table:number-columns-repeated="16376"/>
        </table:table-row>
        <table:table-row table:style-name="ro9">
          <table:table-cell table:style-name="ce45"/>
          <table:table-cell office:value-type="string" table:style-name="ce13">
            <text:p>Description</text:p>
          </table:table-cell>
          <table:table-cell office:value-type="string" table:number-columns-spanned="2" table:number-rows-spanned="1" table:style-name="ce25">
            <text:p>Expected result</text:p>
          </table:table-cell>
          <table:covered-table-cell/>
          <table:table-cell office:value-type="string" table:style-name="ce13">
            <text:p>Result</text:p>
          </table:table-cell>
          <table:table-cell office:value-type="string" table:style-name="ce13">
            <text:p>Comment</text:p>
          </table:table-cell>
          <table:table-cell table:number-columns-repeated="2" table:style-name="ce45"/>
          <table:table-cell table:number-columns-repeated="16376"/>
        </table:table-row>
        <table:table-row table:style-name="ro2">
          <table:table-cell table:style-name="ce45"/>
          <table:table-cell office:value-type="string" table:style-name="ce8">
            <text:p>Location of search (расположение поиска)</text:p>
          </table:table-cell>
          <table:table-cell office:value-type="string" table:number-columns-spanned="2" table:number-rows-spanned="1" table:style-name="ce28">
            <text:p>Search muct be on thу right side of up-bar (Поиск должен быть справа на ап баре)</text:p>
          </table:table-cell>
          <table:covered-table-cell/>
          <table:table-cell table:content-validation-name="val7" table:style-name="ce14"/>
          <table:table-cell table:style-name="ce8"/>
          <table:table-cell table:number-columns-repeated="2" table:style-name="ce45"/>
          <table:table-cell table:number-columns-repeated="16376"/>
        </table:table-row>
        <table:table-row table:style-name="ro2">
          <table:table-cell table:style-name="ce45"/>
          <table:table-cell office:value-type="string" table:style-name="ce8">
            <text:p>Button "Back" (кнопка "назад")</text:p>
          </table:table-cell>
          <table:table-cell office:value-type="string" table:number-columns-spanned="2" table:number-rows-spanned="1" table:style-name="ce28">
            <text:p>Must be to the left from category's name (должна быть слева от названия категории)</text:p>
          </table:table-cell>
          <table:covered-table-cell/>
          <table:table-cell table:content-validation-name="val7" table:style-name="ce14"/>
          <table:table-cell table:style-name="ce8"/>
          <table:table-cell table:number-columns-repeated="2" table:style-name="ce45"/>
          <table:table-cell table:number-columns-repeated="16376"/>
        </table:table-row>
        <table:table-row table:style-name="ro37">
          <table:table-cell table:style-name="ce45"/>
          <table:table-cell office:value-type="string" table:style-name="ce8">
            <text:p>Button "Heart" (кнопка "Сердечко")</text:p>
          </table:table-cell>
          <table:table-cell office:value-type="string" table:number-columns-spanned="2" table:number-rows-spanned="1" table:style-name="ce28">
            <text:p>Must be on all covers <text:s/>except "Books series" on the right and above (Должна быть на всех обложках, кроме "Серии книг" справа и сверху)</text:p>
          </table:table-cell>
          <table:covered-table-cell/>
          <table:table-cell table:content-validation-name="val7" table:style-name="ce14"/>
          <table:table-cell table:style-name="ce8"/>
          <table:table-cell table:number-columns-repeated="2" table:style-name="ce45"/>
          <table:table-cell table:number-columns-repeated="16376"/>
        </table:table-row>
        <table:table-row table:style-name="ro2">
          <table:table-cell table:style-name="ce45"/>
          <table:table-cell office:value-type="string" table:style-name="ce8">
            <text:p>Timing and reader (хронометраж и чтец)</text:p>
          </table:table-cell>
          <table:table-cell office:value-type="string" table:number-columns-spanned="2" table:number-rows-spanned="1" table:style-name="ce28">
            <text:p>Must be on every cover at the bottom (должны быть на каждой обложке внизу)</text:p>
          </table:table-cell>
          <table:covered-table-cell/>
          <table:table-cell table:content-validation-name="val7" table:style-name="ce14"/>
          <table:table-cell table:style-name="ce8"/>
          <table:table-cell table:number-columns-repeated="2" table:style-name="ce45"/>
          <table:table-cell table:number-columns-repeated="16376"/>
        </table:table-row>
        <table:table-row table:style-name="ro22">
          <table:table-cell table:style-name="ce45"/>
          <table:table-cell office:value-type="string" table:style-name="ce8">
            <text:p>Book's name and author</text:p>
          </table:table-cell>
          <table:table-cell office:value-type="string" table:number-columns-spanned="2" table:number-rows-spanned="1" table:style-name="ce28">
            <text:p>Under the cover must be book's name and author (под обложкой должно быть название книги и автор)</text:p>
          </table:table-cell>
          <table:covered-table-cell/>
          <table:table-cell table:content-validation-name="val7" table:style-name="ce35"/>
          <table:table-cell table:style-name="ce8"/>
          <table:table-cell table:number-columns-repeated="2" table:style-name="ce45"/>
          <table:table-cell table:number-columns-repeated="16376"/>
        </table:table-row>
        <table:table-row table:number-rows-repeated="1048530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93C47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ome</meta:initial-creator>
    <dc:creator>Home</dc:creator>
    <meta:creation-date>2022-07-15T11:49:32Z</meta:creation-date>
    <dc:date>2022-07-15T11:49:32Z</dc:date>
  </office:meta>
</office:document-meta>
</file>